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6">
            <text:p>6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7H44M25S">
            <text:p>17:44:25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7H46M55S">
            <text:p>17:46:55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7 CPU_ALL.F1:CPU_ALL.F1 CPU_ALL.F2:CPU_ALL.F7 DISK_SUMM.D2:DISK_SUMM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287.466666666667">
            <text:p>287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25.8166666666667">
            <text:p>25.8</text:p>
          </table:table-cell>
          <table:table-cell table:style-name="ce4" office:value-type="float" office:value="4.36666666666667">
            <text:p>4.4</text:p>
          </table:table-cell>
          <table:table-cell table:style-name="ce4" office:value-type="float" office:value="10.5166666666667">
            <text:p>10.5</text:p>
          </table:table-cell>
          <table:table-cell table:style-name="ce4" office:value-type="float" office:value="59.2833333333333">
            <text:p>59.3</text:p>
          </table:table-cell>
          <table:table-cell table:style-name="ce4" office:value-type="float" office:value="30.1833333333333">
            <text:p>30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84.7">
            <text:p>38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45.1">
            <text:p>45.1</text:p>
          </table:table-cell>
          <table:table-cell table:style-name="ce4" office:value-type="float" office:value="7.1">
            <text:p>7.1</text:p>
          </table:table-cell>
          <table:table-cell table:style-name="ce4" office:value-type="float" office:value="15.1">
            <text:p>15.1</text:p>
          </table:table-cell>
          <table:table-cell table:style-name="ce4" office:value-type="float" office:value="96.9">
            <text:p>96.9</text:p>
          </table:table-cell>
          <table:table-cell table:style-name="ce4" office:value-type="float" office:value="52.2">
            <text:p>52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81281H45M25S">
            <text:p>17:45:25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1.74693350548741">
            <text:p>1.7</text:p>
          </table:table-cell>
          <table:table-cell table:style-name="ce4" office:value-type="float" office:value="1.62595419847328">
            <text:p>1.6</text:p>
          </table:table-cell>
          <table:table-cell table:style-name="ce4" office:value-type="float" office:value="1.43581616481775">
            <text:p>1.4</text:p>
          </table:table-cell>
          <table:table-cell table:style-name="ce4" office:value-type="float" office:value="1.63452347483835">
            <text:p>1.6</text:p>
          </table:table-cell>
          <table:table-cell table:style-name="ce4" office:value-type="float" office:value="1.72943125345113">
            <text:p>1.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2.526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644.118">
            <text:p>6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.00392164168677168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9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12-09">
            <text:p>09-Dec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9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7M44.24S">
            <text:p>00:17:4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05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5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2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2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20564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10"/>837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10"/>437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5596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9"/>8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188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733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83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2"/>4358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3056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976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1179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9"/>337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767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10"/>499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22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6"/>13180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196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5"/>3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61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94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6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20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9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14357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78599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449598 0 71869 80556899 70616 12 3912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124502 0 22349 20086978 17086 12 3485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111240 0 16211 20170786 12876 0 1218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107725 0 13868 20159840 10321 0 75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106130 0 19440 20139293 30331 0 229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7118567 54 7 0 0 0 0 2 0 1 0 0 0 108 0 264014 66 0 0 0 0 0 0 0 22 0 0 0 0 0 0 0 0 5172943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2867993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23230014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1442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2884573 0 3931982 1683961 2930295 264054 0 3 1095004 8427 2970847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/>207028 <text:s text:c="3"/>1102 <text:s text:c="3"/>0 <text:s text:c="3"/>0 <text:s text:c="3"/>0 <text:s text:c="4"/>0 <text:s text:c="9"/>0 <text:s text:c="8"/>0 <text:s text:c="2"/>207028 <text:s text:c="3"/>1102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1987073673 4561222 <text:s text:c="3"/>0 <text:s/>286 <text:s text:c="3"/>0 <text:s text:c="4"/>0 <text:s text:c="9"/>0 <text:s text:c="8"/>0 1488317837 239162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72237 31803 4420670 630320 191779 3501156 29627304 28028284 0 991280 2872480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71751 30041 4402698 627424 191507 3495786 29582224 27989340 0 988064 286829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44 0 0 0 0 0 44 4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427 1742 17352 2468 265 5370 45080 38940 0 15828 4140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4189 9889635 49 3323 7 58 269241 174847 20 0 1 0 4 2945024 308 4294967295 15626240 15726076 3212910000 3212904972 5309462 0 0 4096 536946211 3223525726 0 0 0 3 0 0 185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9 308 239 25 0 142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06:f7:00:f5:e6:75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4.126 <text:s/>Bcast:192.168.1.255 <text:s/>Mask:255.255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4f7:ff:fef5:e675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4561222 errors:0 dropped:286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239162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987073673 (1.9 GB) <text:s/>TX bytes:1488317837 (1.4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2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102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02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07028 (207.0 KB) <text:s/>TX bytes:207028 (207.0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2499 <text:s text:c="5"/>4781 <text:s/>35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2"/>999 <text:s text:c="8"/>1 <text:s text:c="6"/>999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1 <text:s text:c="5"/>1005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1005 <text:s text:c="8"/>0 <text:s text:c="5"/>1005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6.9">
            <text:p>96.9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1.5">
            <text:p>21.5</text:p>
          </table:table-cell>
          <table:table-cell office:value-type="float" office:value="3.2">
            <text:p>3.2</text:p>
          </table:table-cell>
          <table:table-cell office:value-type="float" office:value="7.2">
            <text:p>7.2</text:p>
          </table:table-cell>
          <table:table-cell office:value-type="float" office:value="68.1">
            <text:p>68.1</text:p>
          </table:table-cell>
          <table:table-cell office:value-type="float" office:value="24.7">
            <text:p>24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3.3">
            <text:p>23.3</text:p>
          </table:table-cell>
          <table:table-cell office:value-type="float" office:value="4.3">
            <text:p>4.3</text:p>
          </table:table-cell>
          <table:table-cell office:value-type="float" office:value="15.1">
            <text:p>15.1</text:p>
          </table:table-cell>
          <table:table-cell office:value-type="float" office:value="57.2">
            <text:p>57.2</text:p>
          </table:table-cell>
          <table:table-cell office:value-type="float" office:value="27.6">
            <text:p>27.6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9.8">
            <text:p>29.8</text:p>
          </table:table-cell>
          <table:table-cell office:value-type="float" office:value="5.1">
            <text:p>5.1</text:p>
          </table:table-cell>
          <table:table-cell office:value-type="float" office:value="14.7">
            <text:p>14.7</text:p>
          </table:table-cell>
          <table:table-cell office:value-type="float" office:value="50.3">
            <text:p>50.3</text:p>
          </table:table-cell>
          <table:table-cell office:value-type="float" office:value="34.9">
            <text:p>34.9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3.6">
            <text:p>33.6</text:p>
          </table:table-cell>
          <table:table-cell office:value-type="float" office:value="5.5">
            <text:p>5.5</text:p>
          </table:table-cell>
          <table:table-cell office:value-type="float" office:value="14.3">
            <text:p>14.3</text:p>
          </table:table-cell>
          <table:table-cell office:value-type="float" office:value="46.6">
            <text:p>46.6</text:p>
          </table:table-cell>
          <table:table-cell office:value-type="float" office:value="39.1">
            <text:p>39.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45.1">
            <text:p>45.1</text:p>
          </table:table-cell>
          <table:table-cell office:value-type="float" office:value="7.1">
            <text:p>7.1</text:p>
          </table:table-cell>
          <table:table-cell office:value-type="float" office:value="11.3">
            <text:p>11.3</text:p>
          </table:table-cell>
          <table:table-cell office:value-type="float" office:value="36.6">
            <text:p>36.6</text:p>
          </table:table-cell>
          <table:table-cell office:value-type="float" office:value="52.2">
            <text:p>52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5.8166666666667">
            <text:p>25.82</text:p>
            <draw:frame table:end-cell-address="CPU_ALL.U35" table:end-x="0.474in" table:end-y="0.0028in" draw:z-index="0" draw:name="Chart 1" draw:style-name="gr1" svg:width="14.0496in" svg:height="5.0535in" svg:x="0.0299in" svg:y="0.0039in">
              <draw:object draw:notify-on-update-of-ranges="CPU_ALL.A2:CPU_ALL.A7 CPU_ALL.B1:CPU_ALL.B1 CPU_ALL.B2:CPU_ALL.B7 CPU_ALL.C1:CPU_ALL.C1 CPU_ALL.C2:CPU_ALL.C7 CPU_ALL.D1:CPU_ALL.D1 CPU_ALL.D2:CPU_ALL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4.36666666666667">
            <text:p>4.37</text:p>
          </table:table-cell>
          <table:table-cell office:value-type="float" office:value="10.5166666666667">
            <text:p>10.52</text:p>
          </table:table-cell>
          <table:table-cell office:value-type="float" office:value="59.2833333333333">
            <text:p>59.28</text:p>
          </table:table-cell>
          <table:table-cell office:value-type="float" office:value="30.1833333333333">
            <text:p>30.18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1" table:end-x="0.474in" table:end-y="0.0161in" draw:z-index="1" draw:name="Chart 2" draw:style-name="gr1" svg:width="14.0496in" svg:height="5.0524in" svg:x="0.0299in" svg:y="0.0185in">
              <draw:object draw:notify-on-update-of-ranges="CPU_ALL.A2:CPU_ALL.A7 CPU_ALL.G1:CPU_ALL.G1 CPU_ALL.G2:CPU_ALL.G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22.4">
            <text:p>22.4</text:p>
          </table:table-cell>
          <table:table-cell table:style-name="ce10" office:value-type="float" office:value="3.41666666666667">
            <text:p>3.4</text:p>
          </table:table-cell>
          <table:table-cell table:style-name="ce10" office:value-type="float" office:value="3.26666666666667">
            <text:p>3.3</text:p>
          </table:table-cell>
          <table:table-cell table:style-name="ce10" office:value-type="float" office:value="70.9166666666667">
            <text:p>70.9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26.2666666666667">
            <text:p>26.3</text:p>
          </table:table-cell>
          <table:table-cell table:style-name="ce10" office:value-type="float" office:value="3.88333333333333">
            <text:p>3.9</text:p>
          </table:table-cell>
          <table:table-cell table:style-name="ce10" office:value-type="float" office:value="4.56666666666667">
            <text:p>4.6</text:p>
          </table:table-cell>
          <table:table-cell table:style-name="ce10" office:value-type="float" office:value="65.2666666666667">
            <text:p>65.3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27.35">
            <text:p>27.4</text:p>
          </table:table-cell>
          <table:table-cell table:style-name="ce10" office:value-type="float" office:value="3.61666666666667">
            <text:p>3.6</text:p>
          </table:table-cell>
          <table:table-cell table:style-name="ce10" office:value-type="float" office:value="4.6">
            <text:p>4.6</text:p>
          </table:table-cell>
          <table:table-cell table:style-name="ce10" office:value-type="float" office:value="64.4333333333333">
            <text:p>64.4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26.3833333333333">
            <text:p>26.4</text:p>
          </table:table-cell>
          <table:table-cell table:style-name="ce10" office:value-type="float" office:value="5.95">
            <text:p>6.0</text:p>
          </table:table-cell>
          <table:table-cell table:style-name="ce10" office:value-type="float" office:value="29.2">
            <text:p>29.2</text:p>
          </table:table-cell>
          <table:table-cell table:style-name="ce10" office:value-type="float" office:value="38.45">
            <text:p>38.5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9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77.8">
            <text:p>77.8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.6">
            <text:p>2.6</text:p>
          </table:table-cell>
          <table:table-cell office:value-type="float" office:value="1773.6">
            <text:p>1773.6</text:p>
          </table:table-cell>
          <table:table-cell office:value-type="float" office:value="203.6">
            <text:p>203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0.2">
            <text:p>0.2</text:p>
          </table:table-cell>
          <table:table-cell office:value-type="float" office:value="6622.8">
            <text:p>6622.8</text:p>
          </table:table-cell>
          <table:table-cell office:value-type="float" office:value="384.7">
            <text:p>384.7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1.8">
            <text:p>1.8</text:p>
          </table:table-cell>
          <table:table-cell office:value-type="float" office:value="4188.4">
            <text:p>4188.4</text:p>
          </table:table-cell>
          <table:table-cell office:value-type="float" office:value="375.4">
            <text:p>375.4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1.8">
            <text:p>1.8</text:p>
          </table:table-cell>
          <table:table-cell office:value-type="float" office:value="4839.8">
            <text:p>4839.8</text:p>
          </table:table-cell>
          <table:table-cell office:value-type="float" office:value="373.1">
            <text:p>373.1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0">
            <text:p>0</text:p>
          </table:table-cell>
          <table:table-cell office:value-type="float" office:value="4046">
            <text:p>4046</text:p>
          </table:table-cell>
          <table:table-cell office:value-type="float" office:value="381.6">
            <text:p>381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4.0333333333333">
            <text:p>14.0</text:p>
            <draw:frame table:end-cell-address="DISK_SUMM.T35" table:end-x="0.6197in" table:end-y="0.0028in" draw:z-index="0" draw:name="Chart 1" draw:style-name="gr1" svg:width="14.0118in" svg:height="5.0535in" svg:x="0.0299in" svg:y="0.0039in">
              <draw:object draw:notify-on-update-of-ranges="DISK_SUMM.A2:DISK_SUMM.A7 DISK_SUMM.B1:DISK_SUMM.B1 DISK_SUMM.B2:DISK_SUMM.B7 DISK_SUMM.C1:DISK_SUMM.C1 DISK_SUMM.C2:DISK_SUMM.C7 DISK_SUMM.D2:DISK_SUMM.D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7])" office:value-type="float" office:value="3578.43333333333">
            <text:p>3578.4</text:p>
          </table:table-cell>
          <table:table-cell table:style-name="ce11" table:formula="of:=AVERAGE([.D2:.D7])" office:value-type="float" office:value="287.466666666667">
            <text:p>287.5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58.010847189232">
            <text:p>58.0</text:p>
          </table:table-cell>
          <table:table-cell table:style-name="ce11" table:formula="of:=IF([.C9]=0;0;MAX(SUMPRODUCT([.C2:.C7];[.C2:.C7])/SUM([.C2:.C7])-[.C9];0))" office:value-type="float" office:value="1281.4034388109">
            <text:p>1281.4</text:p>
          </table:table-cell>
          <table:table-cell table:style-name="ce11" table:formula="of:=IF([.D9]=0;0;MAX(SUMPRODUCT([.D2:.D7];[.D2:.D7])/SUM([.D2:.D7])-[.D9];0))" office:value-type="float" office:value="69.2328579158936">
            <text:p>69.2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5.75581947743468">
            <text:p>5.8</text:p>
          </table:table-cell>
          <table:table-cell table:style-name="ce11" table:formula="of:=ABS(MAX([.C2:.C7])-[.C9]-[.C10])" office:value-type="float" office:value="1762.96322785577">
            <text:p>1763.0</text:p>
          </table:table-cell>
          <table:table-cell table:style-name="ce11" table:formula="of:=ABS(MAX([.D2:.D7])-[.D9]-[.D10])" office:value-type="float" office:value="28.0004754174397">
            <text:p>28.0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1" table:end-x="0.6197in" table:end-y="0.0161in" draw:z-index="1" draw:name="Chart 2" draw:style-name="gr1" svg:width="14.0118in" svg:height="5.0524in" svg:x="0.0299in" svg:y="0.0185in">
              <draw:object draw:notify-on-update-of-ranges="DISK_SUMM.B1:DISK_SUMM.D1 DISK_SUMM.A9:DISK_SUMM.A9 DISK_SUMM.B9:DISK_SUMM.D9 DISK_SUMM.A10:DISK_SUMM.A10 DISK_SUMM.B10:DISK_SUMM.D10 DISK_SUMM.A11:DISK_SUMM.A11 DISK_SUMM.B11:DISK_SUMM.D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Block Size JMeter_Test_90_Threads</text:p>
          </table:table-cell>
          <table:table-cell office:value-type="string">
            <text:p>sda5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4">
            <text:p>2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88.8">
            <text:p>88.8</text:p>
          </table:table-cell>
          <table:table-cell office:value-type="float" office:value="8.7">
            <text:p>8.7</text:p>
          </table:table-cell>
          <table:table-cell office:value-type="float" office:value="8.6">
            <text:p>8.6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06.1">
            <text:p>106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71.3">
            <text:p>71.3</text:p>
          </table:table-cell>
          <table:table-cell office:value-type="float" office:value="17.2">
            <text:p>17.2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05.6">
            <text:p>105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48.4">
            <text:p>48.4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70.7">
            <text:p>70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64">
            <text:p>64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90">
            <text:p>9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0">
            <text:p>0</text:p>
          </table:table-cell>
          <table:table-cell table:number-columns-repeated="2" office:value-type="float" office:value="10.6">
            <text:p>10.6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1.2">
            <text:p>2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45.4166666666667">
            <text:p>45.4</text:p>
            <draw:frame table:end-cell-address="DISKBSIZE.V35" table:end-x="0.224in" table:end-y="0.0028in" draw:z-index="0" draw:name="Chart 1" draw:style-name="gr1" svg:width="14.0339in" svg:height="5.0535in" svg:x="0.0299in" svg:y="0.0039in">
              <draw:object draw:notify-on-update-of-ranges="DISKBSIZE.B1:DISKBSIZE.E1 DISKBSIZE.B9:DISKBSIZE.E9 DISKBSIZE.B10:DISKBSIZE.E10 DISKBSIZE.B11:DISKBSIZE.E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7])" office:value-type="float" office:value="12.1166666666667">
            <text:p>12.1</text:p>
          </table:table-cell>
          <table:table-cell table:style-name="ce11" table:formula="of:=AVERAGE([.D2:.D7])" office:value-type="float" office:value="12.0666666666667">
            <text:p>12.1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25.8042140672783">
            <text:p>25.8</text:p>
          </table:table-cell>
          <table:table-cell table:style-name="ce11" table:formula="of:=IF([.C9]=0;0;MAX(SUMPRODUCT([.C2:.C7];[.C2:.C7])/SUM([.C2:.C7])-[.C9];0))" office:value-type="float" office:value="0.570128381476389">
            <text:p>0.6</text:p>
          </table:table-cell>
          <table:table-cell table:style-name="ce11" table:formula="of:=IF([.D9]=0;0;MAX(SUMPRODUCT([.D2:.D7];[.D2:.D7])/SUM([.D2:.D7])-[.D9];0))" office:value-type="float" office:value="0.57062615101289">
            <text:p>0.6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7.579119266055">
            <text:p>17.6</text:p>
          </table:table-cell>
          <table:table-cell table:style-name="ce11" table:formula="of:=ABS(MAX([.C2:.C7])-[.C9]-[.C10])" office:value-type="float" office:value="4.51320495185695">
            <text:p>4.5</text:p>
          </table:table-cell>
          <table:table-cell table:style-name="ce11" table:formula="of:=ABS(MAX([.D2:.D7])-[.D9]-[.D10])" office:value-type="float" office:value="4.46270718232044">
            <text:p>4.5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71.220880733945">
            <text:p>71.2</text:p>
          </table:table-cell>
          <table:table-cell table:style-name="ce11" table:formula="of:=[.C9]+ [.C10]" office:value-type="float" office:value="12.6867950481431">
            <text:p>12.7</text:p>
          </table:table-cell>
          <table:table-cell table:style-name="ce11" table:formula="of:=[.D9]+ [.D10]" office:value-type="float" office:value="12.6372928176796">
            <text:p>12.6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1" table:end-x="0.224in" table:end-y="0.0161in" draw:z-index="1" draw:name="Chart 2" draw:style-name="gr1" svg:width="14.0339in" svg:height="5.0524in" svg:x="0.0299in" svg:y="0.0185in">
              <draw:object draw:notify-on-update-of-ranges="DISKBSIZE.A2:DISKBSIZE.A7 DISKBSIZE.B1:DISKBSIZE.B1 DISKBSIZE.B2:DISKBSIZE.B7 DISKBSIZE.C1:DISKBSIZE.C1 DISKBSIZE.C2:DISKBSIZE.C7 DISKBSIZE.D1:DISKBSIZE.D1 DISKBSIZE.D2:DISKBSIZE.D7 DISKBSIZE.E1:DISKBSIZE.E1 DISKBSIZE.E2:DISKBSIZE.E7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%Busy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table:number-columns-repeated="2" office:value-type="float" office:value="1.6">
            <text:p>1.6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.2">
            <text:p>3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34.4">
            <text:p>34.4</text:p>
          </table:table-cell>
          <table:table-cell office:value-type="float" office:value="34.2">
            <text:p>3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68.8">
            <text:p>68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72.8">
            <text:p>72.8</text:p>
          </table:table-cell>
          <table:table-cell office:value-type="float" office:value="72.7">
            <text:p>72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46.1">
            <text:p>146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72.5">
            <text:p>72.5</text:p>
          </table:table-cell>
          <table:table-cell office:value-type="float" office:value="72.4">
            <text:p>72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45.2">
            <text:p>14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table:number-columns-repeated="2" office:value-type="float" office:value="69.7">
            <text:p>69.7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39.4">
            <text:p>139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table:number-columns-repeated="2" office:value-type="float" office:value="64.9">
            <text:p>64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29.8">
            <text:p>12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52.65">
            <text:p>52.7</text:p>
            <draw:frame table:end-cell-address="DISKBUSY.V35" table:end-x="0.224in" table:end-y="0.0028in" draw:z-index="0" draw:name="Chart 1" draw:style-name="gr1" svg:width="14.0339in" svg:height="5.0535in" svg:x="0.0299in" svg:y="0.0039in">
              <draw:object draw:notify-on-update-of-ranges="DISKBUSY.B1:DISKBUSY.E1 DISKBUSY.B9:DISKBUSY.E9 DISKBUSY.B10:DISKBUSY.E10 DISKBUSY.B11:DISKBUSY.E1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7])" office:value-type="float" office:value="52.5833333333333">
            <text:p>52.6</text:p>
          </table:table-cell>
          <table:table-cell table:style-name="ce11" table:formula="of:=AVERAGE([.D2:.D7])" office:value-type="float" office:value="0.183333333333333">
            <text:p>0.2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13.2319563152897">
            <text:p>13.2</text:p>
          </table:table-cell>
          <table:table-cell table:style-name="ce11" table:formula="of:=IF([.C9]=0;0;MAX(SUMPRODUCT([.C2:.C7];[.C2:.C7])/SUM([.C2:.C7])-[.C9];0))" office:value-type="float" office:value="13.2466191230851">
            <text:p>13.2</text:p>
          </table:table-cell>
          <table:table-cell table:style-name="ce11" table:formula="of:=IF([.D9]=0;0;MAX(SUMPRODUCT([.D2:.D7];[.D2:.D7])/SUM([.D2:.D7])-[.D9];0))" office:value-type="float" office:value="0.262121212121212">
            <text:p>0.3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6.91804368471034">
            <text:p>6.9</text:p>
          </table:table-cell>
          <table:table-cell table:style-name="ce11" table:formula="of:=ABS(MAX([.C2:.C7])-[.C9]-[.C10])" office:value-type="float" office:value="6.87004754358161">
            <text:p>6.9</text:p>
          </table:table-cell>
          <table:table-cell table:style-name="ce11" table:formula="of:=ABS(MAX([.D2:.D7])-[.D9]-[.D10])" office:value-type="float" office:value="0.154545454545455">
            <text:p>0.2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65.8819563152897">
            <text:p>65.9</text:p>
          </table:table-cell>
          <table:table-cell table:style-name="ce11" table:formula="of:=[.C9]+ [.C10]" office:value-type="float" office:value="65.8299524564184">
            <text:p>65.8</text:p>
          </table:table-cell>
          <table:table-cell table:style-name="ce11" table:formula="of:=[.D9]+ [.D10]" office:value-type="float" office:value="0.445454545454546">
            <text:p>0.4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1" table:end-x="0.224in" table:end-y="0.0161in" draw:z-index="1" draw:name="Chart 2" draw:style-name="gr1" svg:width="14.0339in" svg:height="5.0524in" svg:x="0.0299in" svg:y="0.0185in">
              <draw:object draw:notify-on-update-of-ranges="DISKBUSY.A2:DISKBUSY.A7 DISKBUSY.B1:DISKBUSY.B1 DISKBUSY.B2:DISKBUSY.B7 DISKBUSY.C1:DISKBUSY.C1 DISKBUSY.C2:DISKBUSY.C7 DISKBUSY.D1:DISKBUSY.D1 DISKBUSY.D2:DISKBUSY.D7 DISKBUSY.E1:DISKBUSY.E1 DISKBUSY.E2:DISKBUSY.E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Read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table:number-columns-repeated="2" office:value-type="float" office:value="38.9">
            <text:p>38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77.8">
            <text:p>77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table:number-columns-repeated="2" office:value-type="float" office:value="1.3">
            <text:p>1.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2.6">
            <text:p>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table:number-columns-repeated="2"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7.01666666666667">
            <text:p>7.0</text:p>
            <draw:frame table:end-cell-address="DISKREAD.V35" table:end-x="0.224in" table:end-y="0.0028in" draw:z-index="0" draw:name="Chart 1" draw:style-name="gr1" svg:width="14.0339in" svg:height="5.0535in" svg:x="0.0299in" svg:y="0.0039in">
              <draw:object draw:notify-on-update-of-ranges="DISKREAD.B1:DISKREAD.E1 DISKREAD.B9:DISKREAD.E9 DISKREAD.B10:DISKREAD.E10 DISKREAD.B11:DISKREAD.E1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7])" office:value-type="float" office:value="7.01666666666667">
            <text:p>7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29.005423594616">
            <text:p>29.0</text:p>
          </table:table-cell>
          <table:table-cell table:style-name="ce11" table:formula="of:=IF([.C9]=0;0;MAX(SUMPRODUCT([.C2:.C7];[.C2:.C7])/SUM([.C2:.C7])-[.C9];0))" office:value-type="float" office:value="29.005423594616">
            <text:p>29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2.87790973871734">
            <text:p>2.9</text:p>
          </table:table-cell>
          <table:table-cell table:style-name="ce11" table:formula="of:=ABS(MAX([.C2:.C7])-[.C9]-[.C10])" office:value-type="float" office:value="2.87790973871734">
            <text:p>2.9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36.0220902612827">
            <text:p>36.0</text:p>
          </table:table-cell>
          <table:table-cell table:style-name="ce11" table:formula="of:=[.C9]+ [.C10]" office:value-type="float" office:value="36.0220902612827">
            <text:p>36.0</text:p>
          </table:table-cell>
          <table:table-cell table:style-name="ce11" table:formula="of:=[.D9]+ [.D10]" office:value-type="float" office:value="0">
            <text:p>0.0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1" table:end-x="0.224in" table:end-y="0.0161in" draw:z-index="1" draw:name="Chart 2" draw:style-name="gr1" svg:width="14.0339in" svg:height="5.0524in" svg:x="0.0299in" svg:y="0.0185in">
              <draw:object draw:notify-on-update-of-ranges="DISKREAD.A2:DISKREAD.A7 DISKREAD.B1:DISKREAD.B1 DISKREAD.B2:DISKREAD.B7 DISKREAD.C1:DISKREAD.C1 DISKREAD.C2:DISKREAD.C7 DISKREAD.D1:DISKREAD.D1 DISKREAD.D2:DISKREAD.D7 DISKREAD.E1:DISKREAD.E1 DISKREAD.E2:DISKREAD.E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Write KB/s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table:number-columns-repeated="4" office:value-type="float" office:value="0">
            <text:p>0</text:p>
          </table:table-cell>
          <table:table-cell table:number-columns-repeated="250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886.8">
            <text:p>886.8</text:p>
          </table:table-cell>
          <table:table-cell office:value-type="float" office:value="872">
            <text:p>872</text:p>
          </table:table-cell>
          <table:table-cell office:value-type="float" office:value="14.8">
            <text:p>14.8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1773.6">
            <text:p>177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3311.4">
            <text:p>3311.4</text:p>
          </table:table-cell>
          <table:table-cell office:value-type="float" office:value="3285.3">
            <text:p>3285.3</text:p>
          </table:table-cell>
          <table:table-cell office:value-type="float" office:value="26.1">
            <text:p>26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6622.8">
            <text:p>662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094.2">
            <text:p>2094.2</text:p>
          </table:table-cell>
          <table:table-cell office:value-type="float" office:value="2079.7">
            <text:p>2079.7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4188.4">
            <text:p>4188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2419.9">
            <text:p>2419.9</text:p>
          </table:table-cell>
          <table:table-cell office:value-type="float" office:value="2415.6">
            <text:p>2415.6</text:p>
          </table:table-cell>
          <table:table-cell office:value-type="float" office:value="4.3">
            <text:p>4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4839.8">
            <text:p>4839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table:number-columns-repeated="2" office:value-type="float" office:value="2023">
            <text:p>2023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4046">
            <text:p>404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789.21666666667">
            <text:p>1789.2</text:p>
            <draw:frame table:end-cell-address="DISKWRITE.V35" table:end-x="0.224in" table:end-y="0.0028in" draw:z-index="0" draw:name="Chart 1" draw:style-name="gr1" svg:width="14.0339in" svg:height="5.0535in" svg:x="0.0299in" svg:y="0.0039in">
              <draw:object draw:notify-on-update-of-ranges="DISKWRITE.B1:DISKWRITE.E1 DISKWRITE.B9:DISKWRITE.E9 DISKWRITE.B10:DISKWRITE.E10 DISKWRITE.B11:DISKWRITE.E1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7])" office:value-type="float" office:value="1779.26666666667">
            <text:p>1779.3</text:p>
          </table:table-cell>
          <table:table-cell table:style-name="ce11" table:formula="of:=AVERAGE([.D2:.D7])" office:value-type="float" office:value="9.95">
            <text:p>10.0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640.701719405451">
            <text:p>640.7</text:p>
          </table:table-cell>
          <table:table-cell table:style-name="ce11" table:formula="of:=IF([.C9]=0;0;MAX(SUMPRODUCT([.C2:.C7];[.C2:.C7])/SUM([.C2:.C7])-[.C9];0))" office:value-type="float" office:value="638.057375073376">
            <text:p>638.1</text:p>
          </table:table-cell>
          <table:table-cell table:style-name="ce11" table:formula="of:=IF([.D9]=0;0;MAX(SUMPRODUCT([.D2:.D7];[.D2:.D7])/SUM([.D2:.D7])-[.D9];0))" office:value-type="float" office:value="8.96105527638191">
            <text:p>9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881.481613927883">
            <text:p>881.5</text:p>
          </table:table-cell>
          <table:table-cell table:style-name="ce11" table:formula="of:=ABS(MAX([.C2:.C7])-[.C9]-[.C10])" office:value-type="float" office:value="867.975958259958">
            <text:p>868.0</text:p>
          </table:table-cell>
          <table:table-cell table:style-name="ce11" table:formula="of:=ABS(MAX([.D2:.D7])-[.D9]-[.D10])" office:value-type="float" office:value="7.18894472361809">
            <text:p>7.2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2429.91838607212">
            <text:p>2429.9</text:p>
          </table:table-cell>
          <table:table-cell table:style-name="ce11" table:formula="of:=[.C9]+ [.C10]" office:value-type="float" office:value="2417.32404174004">
            <text:p>2417.3</text:p>
          </table:table-cell>
          <table:table-cell table:style-name="ce11" table:formula="of:=[.D9]+ [.D10]" office:value-type="float" office:value="18.9110552763819">
            <text:p>18.9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1" table:end-x="0.224in" table:end-y="0.0161in" draw:z-index="1" draw:name="Chart 2" draw:style-name="gr1" svg:width="14.0339in" svg:height="5.0524in" svg:x="0.0299in" svg:y="0.0185in">
              <draw:object draw:notify-on-update-of-ranges="DISKWRITE.A2:DISKWRITE.A7 DISKWRITE.B1:DISKWRITE.B1 DISKWRITE.B2:DISKWRITE.B7 DISKWRITE.C1:DISKWRITE.C1 DISKWRITE.C2:DISKWRITE.C7 DISKWRITE.D1:DISKWRITE.D1 DISKWRITE.D2:DISKWRITE.D7 DISKWRITE.E1:DISKWRITE.E1 DISKWRITE.E2:DISKWRITE.E7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Disk transfers per second JMeter_Test_9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5</text:p>
          </table:table-cell>
          <table:table-cell office:value-type="string">
            <text:p>sda2</text:p>
          </table:table-cell>
          <table:table-cell table:number-columns-repeated="250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table:number-columns-repeated="2" office:value-type="float" office:value="3.2">
            <text:p>3.2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6.4">
            <text:p>6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101.8">
            <text:p>101.8</text:p>
          </table:table-cell>
          <table:table-cell office:value-type="float" office:value="101.6">
            <text:p>101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203.6">
            <text:p>203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192.3">
            <text:p>192.3</text:p>
          </table:table-cell>
          <table:table-cell office:value-type="float" office:value="192">
            <text:p>19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84.7">
            <text:p>384.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187.7">
            <text:p>187.7</text:p>
          </table:table-cell>
          <table:table-cell office:value-type="float" office:value="187.4">
            <text:p>187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75.4">
            <text:p>375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table:number-columns-repeated="2" office:value-type="float" office:value="186.5">
            <text:p>186.5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250"/>
          <table:table-cell office:value-type="float" office:value="373.1">
            <text:p>373.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table:number-columns-repeated="2" office:value-type="float" office:value="190.8">
            <text:p>190.8</text:p>
          </table:table-cell>
          <table:table-cell table:number-columns-repeated="2" office:value-type="float" office:value="0">
            <text:p>0</text:p>
          </table:table-cell>
          <table:table-cell table:number-columns-repeated="250"/>
          <table:table-cell office:value-type="float" office:value="381.6">
            <text:p>381.6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143.716666666667">
            <text:p>143.7</text:p>
            <draw:frame table:end-cell-address="DISKXFER.V35" table:end-x="0.224in" table:end-y="0.0028in" draw:z-index="0" draw:name="Chart 1" draw:style-name="gr1" svg:width="14.0339in" svg:height="5.0535in" svg:x="0.0299in" svg:y="0.0039in">
              <draw:object draw:notify-on-update-of-ranges="DISKXFER.B1:DISKXFER.E1 DISKXFER.B9:DISKXFER.E9 DISKXFER.B10:DISKXFER.E10 DISKXFER.B11:DISKXFER.E1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7])" office:value-type="float" office:value="143.583333333333">
            <text:p>143.6</text:p>
          </table:table-cell>
          <table:table-cell table:style-name="ce11" table:formula="of:=AVERAGE([.D2:.D7])" office:value-type="float" office:value="0.166666666666667">
            <text:p>0.2</text:p>
          </table:table-cell>
          <table:table-cell table:style-name="ce11" table:formula="of:=AVERAGE([.E2:.E7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34.6098438285206">
            <text:p>34.6</text:p>
          </table:table-cell>
          <table:table-cell table:style-name="ce11" table:formula="of:=IF([.C9]=0;0;MAX(SUMPRODUCT([.C2:.C7];[.C2:.C7])/SUM([.C2:.C7])-[.C9];0))" office:value-type="float" office:value="34.5971077577868">
            <text:p>34.6</text:p>
          </table:table-cell>
          <table:table-cell table:style-name="ce11" table:formula="of:=IF([.D9]=0;0;MAX(SUMPRODUCT([.D2:.D7];[.D2:.D7])/SUM([.D2:.D7])-[.D9];0))" office:value-type="float" office:value="0.133333333333333">
            <text:p>0.1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13.9734895048127">
            <text:p>14.0</text:p>
          </table:table-cell>
          <table:table-cell table:style-name="ce11" table:formula="of:=ABS(MAX([.C2:.C7])-[.C9]-[.C10])" office:value-type="float" office:value="13.8195589088799">
            <text:p>13.8</text:p>
          </table:table-cell>
          <table:table-cell table:style-name="ce11" table:formula="of:=ABS(MAX([.D2:.D7])-[.D9]-[.D10])" office:value-type="float" office:value="0.1">
            <text:p>0.1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number-columns-repeated="1019"/>
        </table:table-row>
        <table:table-row table:style-name="ro1">
          <table:table-cell office:value-type="string">
            <text:p>SortKey</text:p>
          </table:table-cell>
          <table:table-cell table:style-name="ce11" table:formula="of:=[.B9]+ [.B10]" office:value-type="float" office:value="178.326510495187">
            <text:p>178.3</text:p>
          </table:table-cell>
          <table:table-cell table:style-name="ce11" table:formula="of:=[.C9]+ [.C10]" office:value-type="float" office:value="178.18044109112">
            <text:p>178.2</text:p>
          </table:table-cell>
          <table:table-cell table:style-name="ce11" table:formula="of:=[.D9]+ [.D10]" office:value-type="float" office:value="0.3">
            <text:p>0.3</text:p>
          </table:table-cell>
          <table:table-cell table:style-name="ce11" table:formula="of:=[.E9]+ [.E10]" office:value-type="float" office:value="0">
            <text:p>0.0</text:p>
          </table:table-cell>
          <table:table-cell table:number-columns-repeated="1019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1" table:end-x="0.224in" table:end-y="0.0161in" draw:z-index="1" draw:name="Chart 2" draw:style-name="gr1" svg:width="14.0339in" svg:height="5.0524in" svg:x="0.0299in" svg:y="0.0185in">
              <draw:object draw:notify-on-update-of-ranges="DISKXFER.A2:DISKXFER.A7 DISKXFER.B1:DISKXFER.B1 DISKXFER.B2:DISKXFER.B7 DISKXFER.C1:DISKXFER.C1 DISKXFER.C2:DISKXFER.C7 DISKXFER.D1:DISKXFER.D1 DISKXFER.D2:DISKXFER.D7 DISKXFER.E1:DISKXFER.E1 DISKXFER.E2:DISKXFER.E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32.6">
            <text:p>32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33.3">
            <text:p>33.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33.5">
            <text:p>3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33.7">
            <text:p>33.7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3.5">
            <text:p>33.5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33.1">
            <text:p>33.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33.2833333333333">
            <text:p>33.3</text:p>
            <draw:frame table:end-cell-address="JFSFILE.U35" table:end-x="0.474in" table:end-y="0.0028in" draw:z-index="0" draw:name="Chart 1" draw:style-name="gr1" svg:width="14.0496in" svg:height="5.0535in" svg:x="0.0299in" svg:y="0.0039in">
              <draw:object draw:notify-on-update-of-ranges="JFSFILE.B1:JFSFILE.F1 JFSFILE.A9:JFSFILE.A9 JFSFILE.B9:JFSFILE.F9 JFSFILE.A10:JFSFILE.A10 JFSFILE.B10:JFSFILE.F10 JFSFILE.A11:JFSFILE.A11 JFSFILE.B11:JFSFILE.F11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7])" office:value-type="float" office:value="0">
            <text:p>0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0">
            <text:p>0.0</text:p>
          </table:table-cell>
          <table:table-cell table:style-name="ce11" table:formula="of:=AVERAGE([.F2:.F7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.0038474378234099">
            <text:p>0.0</text:p>
          </table:table-cell>
          <table:table-cell table:style-name="ce11" table:formula="of:=IF([.C9]=0;0;MAX(SUMPRODUCT([.C2:.C7];[.C2:.C7])/SUM([.C2:.C7])-[.C9];0))" office:value-type="float" office:value="0">
            <text:p>0.0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0">
            <text:p>0.0</text:p>
          </table:table-cell>
          <table:table-cell table:style-name="ce11" table:formula="of:=IF([.F9]=0;0;MAX(SUMPRODUCT([.F2:.F7];[.F2:.F7])/SUM([.F2:.F7])-[.F9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.412819228843262">
            <text:p>0.4</text:p>
          </table:table-cell>
          <table:table-cell table:style-name="ce11" table:formula="of:=ABS(MAX([.C2:.C7])-[.C9]-[.C10])" office:value-type="float" office:value="0">
            <text:p>0.0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0">
            <text:p>0.0</text:p>
          </table:table-cell>
          <table:table-cell table:style-name="ce11" table:formula="of:=ABS(MAX([.F2:.F7])-[.F9]-[.F10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9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81.5">
            <text:p>81.5</text:p>
          </table:table-cell>
          <table:table-cell office:value-type="float" office:value="32.7">
            <text:p>32.7</text:p>
          </table:table-cell>
          <table:table-cell office:value-type="float" office:value="48.7">
            <text:p>48.7</text:p>
          </table:table-cell>
          <table:table-cell office:value-type="float" office:value="392.8">
            <text:p>392.8</text:p>
          </table:table-cell>
          <table:table-cell office:value-type="float" office:value="0">
            <text:p>0</text:p>
          </table:table-cell>
          <table:table-cell office:value-type="float" office:value="546.6">
            <text:p>546.6</text:p>
          </table:table-cell>
          <table:table-cell office:value-type="float" office:value="1161.2">
            <text:p>1161.2</text:p>
          </table:table-cell>
          <table:table-cell office:value-type="float" office:value="-1">
            <text:p>-1</text:p>
          </table:table-cell>
          <table:table-cell office:value-type="float" office:value="42.7">
            <text:p>42.7</text:p>
          </table:table-cell>
          <table:table-cell office:value-type="float" office:value="0.8">
            <text:p>0.8</text:p>
          </table:table-cell>
          <table:table-cell office:value-type="float" office:value="716.1">
            <text:p>716.1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48.7">
            <text:p>48.7</text:p>
          </table:table-cell>
          <table:table-cell office:value-type="float" office:value="392.4">
            <text:p>392.4</text:p>
          </table:table-cell>
          <table:table-cell office:value-type="float" office:value="0">
            <text:p>0</text:p>
          </table:table-cell>
          <table:table-cell office:value-type="float" office:value="552.4">
            <text:p>552.4</text:p>
          </table:table-cell>
          <table:table-cell office:value-type="float" office:value="1159.5">
            <text:p>1159.5</text:p>
          </table:table-cell>
          <table:table-cell office:value-type="float" office:value="-1">
            <text:p>-1</text:p>
          </table:table-cell>
          <table:table-cell office:value-type="float" office:value="43.6">
            <text:p>43.6</text:p>
          </table:table-cell>
          <table:table-cell office:value-type="float" office:value="0.5">
            <text:p>0.5</text:p>
          </table:table-cell>
          <table:table-cell office:value-type="float" office:value="749.8">
            <text:p>749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0.6">
            <text:p>50.6</text:p>
          </table:table-cell>
          <table:table-cell office:value-type="float" office:value="3.1">
            <text:p>3.1</text:p>
          </table:table-cell>
          <table:table-cell office:value-type="float" office:value="47.6">
            <text:p>47.6</text:p>
          </table:table-cell>
          <table:table-cell office:value-type="float" office:value="391.6">
            <text:p>391.6</text:p>
          </table:table-cell>
          <table:table-cell office:value-type="float" office:value="0">
            <text:p>0</text:p>
          </table:table-cell>
          <table:table-cell office:value-type="float" office:value="536.1">
            <text:p>536.1</text:p>
          </table:table-cell>
          <table:table-cell office:value-type="float" office:value="1164.9">
            <text:p>1164.9</text:p>
          </table:table-cell>
          <table:table-cell office:value-type="float" office:value="-1">
            <text:p>-1</text:p>
          </table:table-cell>
          <table:table-cell office:value-type="float" office:value="56.7">
            <text:p>56.7</text:p>
          </table:table-cell>
          <table:table-cell office:value-type="float" office:value="0.1">
            <text:p>0.1</text:p>
          </table:table-cell>
          <table:table-cell office:value-type="float" office:value="745">
            <text:p>74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52.7">
            <text:p>52.7</text:p>
          </table:table-cell>
          <table:table-cell office:value-type="float" office:value="1.6">
            <text:p>1.6</text:p>
          </table:table-cell>
          <table:table-cell office:value-type="float" office:value="51.1">
            <text:p>51.1</text:p>
          </table:table-cell>
          <table:table-cell office:value-type="float" office:value="391.2">
            <text:p>391.2</text:p>
          </table:table-cell>
          <table:table-cell office:value-type="float" office:value="0">
            <text:p>0</text:p>
          </table:table-cell>
          <table:table-cell office:value-type="float" office:value="520.1">
            <text:p>520.1</text:p>
          </table:table-cell>
          <table:table-cell office:value-type="float" office:value="1162.8">
            <text:p>1162.8</text:p>
          </table:table-cell>
          <table:table-cell office:value-type="float" office:value="-1">
            <text:p>-1</text:p>
          </table:table-cell>
          <table:table-cell office:value-type="float" office:value="65.3">
            <text:p>65.3</text:p>
          </table:table-cell>
          <table:table-cell office:value-type="float" office:value="0.1">
            <text:p>0.1</text:p>
          </table:table-cell>
          <table:table-cell office:value-type="float" office:value="746.2">
            <text:p>746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61.7">
            <text:p>61.7</text:p>
          </table:table-cell>
          <table:table-cell office:value-type="float" office:value="13.5">
            <text:p>13.5</text:p>
          </table:table-cell>
          <table:table-cell office:value-type="float" office:value="48.2">
            <text:p>48.2</text:p>
          </table:table-cell>
          <table:table-cell office:value-type="float" office:value="391.1">
            <text:p>391.1</text:p>
          </table:table-cell>
          <table:table-cell office:value-type="float" office:value="0">
            <text:p>0</text:p>
          </table:table-cell>
          <table:table-cell office:value-type="float" office:value="497">
            <text:p>497</text:p>
          </table:table-cell>
          <table:table-cell office:value-type="float" office:value="1160.6">
            <text:p>1160.6</text:p>
          </table:table-cell>
          <table:table-cell office:value-type="float" office:value="-1">
            <text:p>-1</text:p>
          </table:table-cell>
          <table:table-cell office:value-type="float" office:value="72.2">
            <text:p>72.2</text:p>
          </table:table-cell>
          <table:table-cell office:value-type="float" office:value="0.1">
            <text:p>0.1</text:p>
          </table:table-cell>
          <table:table-cell office:value-type="float" office:value="738.5">
            <text:p>738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2008.2">
            <text:p>2008.2</text:p>
          </table:table-cell>
          <table:table-cell office:value-type="float" office:value="1152">
            <text:p>1152</text:p>
          </table:table-cell>
          <table:table-cell office:value-type="float" office:value="856.2">
            <text:p>856.2</text:p>
          </table:table-cell>
          <table:table-cell office:value-type="float" office:value="398">
            <text:p>398</text:p>
          </table:table-cell>
          <table:table-cell office:value-type="float" office:value="90.7">
            <text:p>90.7</text:p>
          </table:table-cell>
          <table:table-cell office:value-type="float" office:value="41.1">
            <text:p>41.1</text:p>
          </table:table-cell>
          <table:table-cell office:value-type="float" office:value="49.6">
            <text:p>49.6</text:p>
          </table:table-cell>
          <table:table-cell office:value-type="float" office:value="391.1">
            <text:p>391.1</text:p>
          </table:table-cell>
          <table:table-cell office:value-type="float" office:value="0">
            <text:p>0</text:p>
          </table:table-cell>
          <table:table-cell office:value-type="float" office:value="466.5">
            <text:p>466.5</text:p>
          </table:table-cell>
          <table:table-cell office:value-type="float" office:value="1142.4">
            <text:p>1142.4</text:p>
          </table:table-cell>
          <table:table-cell office:value-type="float" office:value="-1">
            <text:p>-1</text:p>
          </table:table-cell>
          <table:table-cell office:value-type="float" office:value="78.8">
            <text:p>78.8</text:p>
          </table:table-cell>
          <table:table-cell office:value-type="float" office:value="0.1">
            <text:p>0.1</text:p>
          </table:table-cell>
          <table:table-cell office:value-type="float" office:value="727.6">
            <text:p>727.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5" table:end-x="0.1303in" table:end-y="0.0028in" draw:z-index="0" draw:name="Chart 1" draw:style-name="gr1" svg:width="13.9429in" svg:height="5.0535in" svg:x="0.0299in" svg:y="0.0039in">
              <draw:object draw:notify-on-update-of-ranges="MEM.A2:MEM.A7 MEM.F1:MEM.F1 MEM.F2:MEM.F7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1" table:end-x="0.1303in" table:end-y="0.0161in" draw:z-index="1" draw:name="Chart 2" draw:style-name="gr1" svg:width="13.9429in" svg:height="5.0524in" svg:x="0.0299in" svg:y="0.0185in">
              <draw:object draw:notify-on-update-of-ranges="MEM.A2:MEM.A7 MEM.B1:MEM.B1 MEM.B2:MEM.B7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9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float" office:value="1.7">
            <text:p>1.7</text:p>
          </table:table-cell>
          <table:table-cell office:value-type="float" office:value="-0.1">
            <text:p>-0.1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0">
            <text:p>0</text:p>
          </table:table-cell>
          <table:table-cell office:value-type="float" office:value="35.4">
            <text:p>35.4</text:p>
          </table:table-cell>
          <table:table-cell office:value-type="float" office:value="0">
            <text:p>0</text:p>
          </table:table-cell>
          <table:table-cell office:value-type="float" office:value="1019.2">
            <text:p>1019.2</text:p>
          </table:table-cell>
          <table:table-cell office:value-type="float" office:value="0">
            <text:p>0</text:p>
          </table:table-cell>
          <table:table-cell office:value-type="float" office:value="1054.6">
            <text:p>1054.6</text:p>
          </table:table-cell>
          <table:table-cell office:value-type="float" office:value="35.4">
            <text:p>35.4</text:p>
          </table:table-cell>
          <table:table-cell office:value-type="float" office:value="-1019.2">
            <text:p>-1019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0">
            <text:p>0</text:p>
          </table:table-cell>
          <table:table-cell office:value-type="float" office:value="21.4">
            <text:p>21.4</text:p>
          </table:table-cell>
          <table:table-cell office:value-type="float" office:value="0">
            <text:p>0</text:p>
          </table:table-cell>
          <table:table-cell office:value-type="float" office:value="616.4">
            <text:p>616.4</text:p>
          </table:table-cell>
          <table:table-cell office:value-type="float" office:value="0">
            <text:p>0</text:p>
          </table:table-cell>
          <table:table-cell office:value-type="float" office:value="637.8">
            <text:p>637.8</text:p>
          </table:table-cell>
          <table:table-cell office:value-type="float" office:value="21.4">
            <text:p>21.4</text:p>
          </table:table-cell>
          <table:table-cell office:value-type="float" office:value="-616.4">
            <text:p>-616.4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0">
            <text:p>0</text:p>
          </table:table-cell>
          <table:table-cell office:value-type="float" office:value="19.5">
            <text:p>19.5</text:p>
          </table:table-cell>
          <table:table-cell office:value-type="float" office:value="0">
            <text:p>0</text:p>
          </table:table-cell>
          <table:table-cell office:value-type="float" office:value="397.6">
            <text:p>397.6</text:p>
          </table:table-cell>
          <table:table-cell office:value-type="float" office:value="0">
            <text:p>0</text:p>
          </table:table-cell>
          <table:table-cell office:value-type="float" office:value="417.1">
            <text:p>417.1</text:p>
          </table:table-cell>
          <table:table-cell office:value-type="float" office:value="19.5">
            <text:p>19.5</text:p>
          </table:table-cell>
          <table:table-cell office:value-type="float" office:value="-397.6">
            <text:p>-397.6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0">
            <text:p>0</text:p>
          </table:table-cell>
          <table:table-cell office:value-type="float" office:value="18.3">
            <text:p>18.3</text:p>
          </table:table-cell>
          <table:table-cell office:value-type="float" office:value="0">
            <text:p>0</text:p>
          </table:table-cell>
          <table:table-cell office:value-type="float" office:value="378.8">
            <text:p>378.8</text:p>
          </table:table-cell>
          <table:table-cell office:value-type="float" office:value="0">
            <text:p>0</text:p>
          </table:table-cell>
          <table:table-cell office:value-type="float" office:value="397.1">
            <text:p>397.1</text:p>
          </table:table-cell>
          <table:table-cell office:value-type="float" office:value="18.3">
            <text:p>18.3</text:p>
          </table:table-cell>
          <table:table-cell office:value-type="float" office:value="-378.8">
            <text:p>-378.8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0">
            <text:p>0</text:p>
          </table:table-cell>
          <table:table-cell office:value-type="float" office:value="29.9">
            <text:p>29.9</text:p>
          </table:table-cell>
          <table:table-cell office:value-type="float" office:value="0">
            <text:p>0</text:p>
          </table:table-cell>
          <table:table-cell office:value-type="float" office:value="617.3">
            <text:p>617.3</text:p>
          </table:table-cell>
          <table:table-cell office:value-type="float" office:value="0">
            <text:p>0</text:p>
          </table:table-cell>
          <table:table-cell office:value-type="float" office:value="647.2">
            <text:p>647.2</text:p>
          </table:table-cell>
          <table:table-cell office:value-type="float" office:value="29.9">
            <text:p>29.9</text:p>
          </table:table-cell>
          <table:table-cell office:value-type="float" office:value="-617.3">
            <text:p>-617.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.U35" table:end-x="0.474in" table:end-y="0.0028in" draw:z-index="0" draw:name="Chart 1" draw:style-name="gr1" svg:width="14.0496in" svg:height="5.0535in" svg:x="0.0299in" svg:y="0.0039in">
              <draw:object draw:notify-on-update-of-ranges="NET.A2:NET.A7 NET.I1:NET.I1 NET.I2:NET.I7 NET.H1:NET.H1 NET.H2:NET.H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7])" office:value-type="float" office:value="21.0333333333333">
            <text:p>21.0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504.9">
            <text:p>504.9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5.29915478077126">
            <text:p>5.3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188.752901564666">
            <text:p>188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9.06751188589541">
            <text:p>9.1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325.547098435334">
            <text:p>325.5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1" table:end-x="0.474in" table:end-y="0.0161in" draw:z-index="1" draw:name="Chart 2" draw:style-name="gr1" svg:width="14.0496in" svg:height="5.0524in" svg:x="0.0299in" svg:y="0.0185in">
              <draw:object draw:notify-on-update-of-ranges="NET.B1:NET.E1 NET.A9:NET.A9 NET.B9:NET.E9 NET.A10:NET.A10 NET.B10:NET.E10 NET.A11:NET.A11 NET.B11:NET.E1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7" table:end-x="0.474in" table:end-y="0.0307in" draw:z-index="2" draw:name="Chart 3" draw:style-name="gr1" svg:width="14.0496in" svg:height="5.0535in" svg:x="0.0299in" svg:y="0.0315in">
              <draw:object draw:notify-on-update-of-ranges="NET.A2:NET.A7 NET.B1:NET.B1 NET.B2:NET.B7 NET.C1:NET.C1 NET.C2:NET.C7 NET.D1:NET.D1 NET.D2:NET.D7 NET.E1:NET.E1 NET.E2:NET.E7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9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">
            <text:p>0</text:p>
          </table:table-cell>
          <table:table-cell office:value-type="float" office:value="14.6">
            <text:p>14.6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0">
            <text:p>0</text:p>
          </table:table-cell>
          <table:table-cell office:value-type="float" office:value="416.6">
            <text:p>416.6</text:p>
          </table:table-cell>
          <table:table-cell office:value-type="float" office:value="0">
            <text:p>0</text:p>
          </table:table-cell>
          <table:table-cell office:value-type="float" office:value="761.7">
            <text:p>761.7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0">
            <text:p>0</text:p>
          </table:table-cell>
          <table:table-cell office:value-type="float" office:value="245.3">
            <text:p>245.3</text:p>
          </table:table-cell>
          <table:table-cell office:value-type="float" office:value="0">
            <text:p>0</text:p>
          </table:table-cell>
          <table:table-cell office:value-type="float" office:value="455.2">
            <text:p>455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0">
            <text:p>0</text:p>
          </table:table-cell>
          <table:table-cell office:value-type="float" office:value="173.5">
            <text:p>173.5</text:p>
          </table:table-cell>
          <table:table-cell office:value-type="float" office:value="0">
            <text:p>0</text:p>
          </table:table-cell>
          <table:table-cell office:value-type="float" office:value="309.1">
            <text:p>309.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0">
            <text:p>0</text:p>
          </table:table-cell>
          <table:table-cell office:value-type="float" office:value="164.9">
            <text:p>164.9</text:p>
          </table:table-cell>
          <table:table-cell office:value-type="float" office:value="0">
            <text:p>0</text:p>
          </table:table-cell>
          <table:table-cell office:value-type="float" office:value="290.2">
            <text:p>290.2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0">
            <text:p>0</text:p>
          </table:table-cell>
          <table:table-cell office:value-type="float" office:value="264.2">
            <text:p>264.2</text:p>
          </table:table-cell>
          <table:table-cell office:value-type="float" office:value="0">
            <text:p>0</text:p>
          </table:table-cell>
          <table:table-cell office:value-type="float" office:value="471.2">
            <text:p>471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7])" office:value-type="float" office:value="0">
            <text:p>0.0</text:p>
            <draw:frame table:end-cell-address="NETPACKET.U35" table:end-x="0.474in" table:end-y="0.0028in" draw:z-index="0" draw:name="Chart 1" draw:style-name="gr1" svg:width="14.0496in" svg:height="5.0535in" svg:x="0.0299in" svg:y="0.0039in">
              <draw:object draw:notify-on-update-of-ranges="NETPACKET.B1:NETPACKET.E1 NETPACKET.A9:NETPACKET.A9 NETPACKET.B9:NETPACKET.E9 NETPACKET.A10:NETPACKET.A10 NETPACKET.B10:NETPACKET.E10 NETPACKET.A11:NETPACKET.A11 NETPACKET.B11:NETPACKET.E1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7])" office:value-type="float" office:value="213.183333333333">
            <text:p>213.2</text:p>
          </table:table-cell>
          <table:table-cell table:style-name="ce11" table:formula="of:=AVERAGE([.D2:.D7])" office:value-type="float" office:value="0">
            <text:p>0.0</text:p>
          </table:table-cell>
          <table:table-cell table:style-name="ce11" table:formula="of:=AVERAGE([.E2:.E7])" office:value-type="float" office:value="381.366666666667">
            <text:p>381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9]=0;0;MAX(SUMPRODUCT([.B2:.B7];[.B2:.B7])/SUM([.B2:.B7])-[.B9];0))" office:value-type="float" office:value="0">
            <text:p>0.0</text:p>
          </table:table-cell>
          <table:table-cell table:style-name="ce11" table:formula="of:=IF([.C9]=0;0;MAX(SUMPRODUCT([.C2:.C7];[.C2:.C7])/SUM([.C2:.C7])-[.C9];0))" office:value-type="float" office:value="69.0750592864776">
            <text:p>69.1</text:p>
          </table:table-cell>
          <table:table-cell table:style-name="ce11" table:formula="of:=IF([.D9]=0;0;MAX(SUMPRODUCT([.D2:.D7];[.D2:.D7])/SUM([.D2:.D7])-[.D9];0))" office:value-type="float" office:value="0">
            <text:p>0.0</text:p>
          </table:table-cell>
          <table:table-cell table:style-name="ce11" table:formula="of:=IF([.E9]=0;0;MAX(SUMPRODUCT([.E2:.E7];[.E2:.E7])/SUM([.E2:.E7])-[.E9];0))" office:value-type="float" office:value="138.335658304927">
            <text:p>138.3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7])-[.B9]-[.B10])" office:value-type="float" office:value="0">
            <text:p>0.0</text:p>
          </table:table-cell>
          <table:table-cell table:style-name="ce11" table:formula="of:=ABS(MAX([.C2:.C7])-[.C9]-[.C10])" office:value-type="float" office:value="134.341607380189">
            <text:p>134.3</text:p>
          </table:table-cell>
          <table:table-cell table:style-name="ce11" table:formula="of:=ABS(MAX([.D2:.D7])-[.D9]-[.D10])" office:value-type="float" office:value="0">
            <text:p>0.0</text:p>
          </table:table-cell>
          <table:table-cell table:style-name="ce11" table:formula="of:=ABS(MAX([.E2:.E7])-[.E9]-[.E10])" office:value-type="float" office:value="241.997675028407">
            <text:p>242.0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1" table:end-x="0.474in" table:end-y="0.0161in" draw:z-index="1" draw:name="Chart 2" draw:style-name="gr1" svg:width="14.0496in" svg:height="5.0524in" svg:x="0.0299in" svg:y="0.0185in">
              <draw:object draw:notify-on-update-of-ranges="NETPACKET.A2:NETPACKET.A7 NETPACKET.B1:NETPACKET.B1 NETPACKET.B2:NETPACKET.B7 NETPACKET.C1:NETPACKET.C1 NETPACKET.C2:NETPACKET.C7 NETPACKET.D1:NETPACKET.D1 NETPACKET.D2:NETPACKET.D7 NETPACKET.E1:NETPACKET.E1 NETPACKET.E2:NETPACKET.E7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9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31.8">
            <text:p>1631.8</text:p>
          </table:table-cell>
          <table:table-cell table:number-columns-repeated="3" office:value-type="float" office:value="-1">
            <text:p>-1</text:p>
          </table:table-cell>
          <table:table-cell office:value-type="float" office:value="14.3">
            <text:p>14.3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744.2">
            <text:p>1744.2</text:p>
          </table:table-cell>
          <table:table-cell table:number-columns-repeated="3" office:value-type="float" office:value="-1">
            <text:p>-1</text:p>
          </table:table-cell>
          <table:table-cell office:value-type="float" office:value="10.9">
            <text:p>10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539.7">
            <text:p>1539.7</text:p>
          </table:table-cell>
          <table:table-cell table:number-columns-repeated="3" office:value-type="float" office:value="-1">
            <text:p>-1</text:p>
          </table:table-cell>
          <table:table-cell office:value-type="float" office:value="2.8">
            <text:p>2.8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1636.4">
            <text:p>1636.4</text:p>
          </table:table-cell>
          <table:table-cell table:number-columns-repeated="3" office:value-type="float" office:value="-1">
            <text:p>-1</text:p>
          </table:table-cell>
          <table:table-cell office:value-type="float" office:value="6.9">
            <text:p>6.9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2035.7">
            <text:p>2035.7</text:p>
          </table:table-cell>
          <table:table-cell table:number-columns-repeated="3" office:value-type="float" office:value="-1">
            <text:p>-1</text:p>
          </table:table-cell>
          <table:table-cell office:value-type="float" office:value="14.2">
            <text:p>14.2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5" table:end-x="0.474in" table:end-y="0.0028in" draw:z-index="0" draw:name="Chart 1" draw:style-name="gr1" svg:width="14.0496in" svg:height="5.0535in" svg:x="0.0299in" svg:y="0.0039in">
              <draw:object draw:notify-on-update-of-ranges="PROC.A2:PROC.A7 PROC.B1:PROC.B1 PROC.B2:PROC.B7 PROC.C1:PROC.C1 PROC.C2:PROC.C7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1" table:end-x="0.474in" table:end-y="0.0161in" draw:z-index="1" draw:name="Chart 2" draw:style-name="gr1" svg:width="14.0496in" svg:height="5.0524in" svg:x="0.0299in" svg:y="0.0185in">
              <draw:object draw:notify-on-update-of-ranges="PROC.A2:PROC.A7 PROC.D2:PROC.D7 PROC.E2:PROC.E7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7" table:end-x="0.474in" table:end-y="0.0307in" draw:z-index="2" draw:name="Chart 3" draw:style-name="gr1" svg:width="14.0496in" svg:height="5.0535in" svg:x="0.0299in" svg:y="0.0315in">
              <draw:object draw:notify-on-update-of-ranges="PROC.A2:PROC.A7 PROC.H2:PROC.H7 PROC.I2:PROC.I7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47">
            <text:p>47</text:p>
          </table:table-cell>
          <table:table-cell table:number-columns-repeated="12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44292">
            <text:p>44292</text:p>
          </table:table-cell>
          <table:table-cell office:value-type="float" office:value="38">
            <text:p>38</text:p>
          </table:table-cell>
          <table:table-cell office:value-type="float" office:value="24411">
            <text:p>24411</text:p>
          </table:table-cell>
          <table:table-cell office:value-type="float" office:value="4450">
            <text:p>4450</text:p>
          </table:table-cell>
          <table:table-cell office:value-type="float" office:value="-1">
            <text:p>-1</text:p>
          </table:table-cell>
          <table:table-cell office:value-type="float" office:value="151063">
            <text:p>151063</text:p>
          </table:table-cell>
          <table:table-cell table:number-columns-repeated="7" office:value-type="float" office:value="-1">
            <text:p>-1</text:p>
          </table:table-cell>
          <table:table-cell office:value-type="float" office:value="83">
            <text:p>83</text:p>
          </table:table-cell>
          <table:table-cell table:number-columns-repeated="4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89">
            <text:p>89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74">
            <text:p>2274</text:p>
          </table:table-cell>
          <table:table-cell office:value-type="float" office:value="-22">
            <text:p>-22</text:p>
          </table:table-cell>
          <table:table-cell office:value-type="float" office:value="23356">
            <text:p>23356</text:p>
          </table:table-cell>
          <table:table-cell table:number-columns-repeated="2" office:value-type="float" office:value="0">
            <text:p>0</text:p>
          </table:table-cell>
          <table:table-cell office:value-type="float" office:value="-151055">
            <text:p>-151055</text:p>
          </table:table-cell>
          <table:table-cell table:number-columns-repeated="7" office:value-type="float" office:value="0">
            <text:p>0</text:p>
          </table:table-cell>
          <table:table-cell office:value-type="float" office:value="-60">
            <text:p>-60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-4">
            <text:p>-4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40">
            <text:p>40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6240">
            <text:p>6240</text:p>
          </table:table-cell>
          <table:table-cell office:value-type="float" office:value="74">
            <text:p>74</text:p>
          </table:table-cell>
          <table:table-cell office:value-type="float" office:value="11122">
            <text:p>11122</text:p>
          </table:table-cell>
          <table:table-cell table:number-columns-repeated="2" office:value-type="float" office:value="0">
            <text:p>0</text:p>
          </table:table-cell>
          <table:table-cell office:value-type="float" office:value="-9">
            <text:p>-9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65">
            <text:p>65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62">
            <text:p>5862</text:p>
          </table:table-cell>
          <table:table-cell office:value-type="float" office:value="-30">
            <text:p>-30</text:p>
          </table:table-cell>
          <table:table-cell office:value-type="float" office:value="22705">
            <text:p>22705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5" office:value-type="float" office:value="0">
            <text:p>0</text:p>
          </table:table-cell>
          <table:table-cell office:value-type="float" office:value="-27">
            <text:p>-27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table:number-columns-repeated="3"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69">
            <text:p>5069</text:p>
          </table:table-cell>
          <table:table-cell office:value-type="float" office:value="-22">
            <text:p>-22</text:p>
          </table:table-cell>
          <table:table-cell office:value-type="float" office:value="-35405">
            <text:p>-3540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-26105">
            <text:p>-26105</text:p>
          </table:table-cell>
          <table:table-cell table:number-columns-repeated="16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5" table:end-x="0.474in" table:end-y="0.0028in" draw:z-index="0" draw:name="Chart 1" draw:style-name="gr1" svg:width="14.0496in" svg:height="5.0535in" svg:x="0.0299in" svg:y="0.0039in">
              <draw:object draw:notify-on-update-of-ranges="VM.A2:VM.A7 VM.H1:VM.H1 VM.H2:VM.H7 VM.I1:VM.I1 VM.I2:VM.I7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1" table:end-x="0.474in" table:end-y="0.0161in" draw:z-index="1" draw:name="Chart 2" draw:style-name="gr1" svg:width="14.0496in" svg:height="5.0524in" svg:x="0.0299in" svg:y="0.0185in">
              <draw:object draw:notify-on-update-of-ranges="VM.A2:VM.A7 VM.J1:VM.J1 VM.J2:VM.J7 VM.K1:VM.K1 VM.K2:VM.K7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7H44M25S">
            <text:p>17:44:2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4M25S">
            <text:p>17:4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7H44M55S">
            <text:p>17:44:5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4M55S">
            <text:p>17:4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7H45M25S">
            <text:p>17:45:2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5M25S">
            <text:p>17:45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7H45M55S">
            <text:p>17:45:5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5M55S">
            <text:p>17:45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7H46M25S">
            <text:p>17:46:2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6M25S">
            <text:p>17:46</text:p>
          </table:table-cell>
          <table:table-cell table:number-columns-repeated="1020"/>
        </table:table-row>
        <table:table-row table:style-name="ro1">
          <table:table-cell office:value-type="string">
            <text:p>T0006</text:p>
          </table:table-cell>
          <table:table-cell office:value-type="time" office:time-value="PT17H46M55S">
            <text:p>17:46:55</text:p>
          </table:table-cell>
          <table:table-cell office:value-type="date" office:date-value="2011-12-09">
            <text:p>09-Dec-11</text:p>
          </table:table-cell>
          <table:table-cell table:style-name="ce13" office:value-type="time" office:time-value="PT981281H46M55S">
            <text:p>17:46</text:p>
          </table:table-cell>
          <table:table-cell table:number-columns-repeated="1020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7">
            <text:p>0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18.6">
            <text:p>18.6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office:value-type="float" office:value="76.2">
            <text:p>76.2</text:p>
          </table:table-cell>
          <table:table-cell office:value-type="float" office:value="21.5">
            <text:p>2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1.5">
            <text:p>21.5</text:p>
          </table:table-cell>
          <table:table-cell office:value-type="float" office:value="3.6">
            <text:p>3.6</text:p>
          </table:table-cell>
          <table:table-cell office:value-type="float" office:value="1.3">
            <text:p>1.3</text:p>
          </table:table-cell>
          <table:table-cell office:value-type="float" office:value="73.6">
            <text:p>73.6</text:p>
          </table:table-cell>
          <table:table-cell office:value-type="float" office:value="25.1">
            <text:p>25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7.5">
            <text:p>27.5</text:p>
          </table:table-cell>
          <table:table-cell office:value-type="float" office:value="3.7">
            <text:p>3.7</text:p>
          </table:table-cell>
          <table:table-cell office:value-type="float" office:value="4.7">
            <text:p>4.7</text:p>
          </table:table-cell>
          <table:table-cell office:value-type="float" office:value="64.1">
            <text:p>64.1</text:p>
          </table:table-cell>
          <table:table-cell office:value-type="float" office:value="31.2">
            <text:p>31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23.9">
            <text:p>23.9</text:p>
          </table:table-cell>
          <table:table-cell office:value-type="float" office:value="4.3">
            <text:p>4.3</text:p>
          </table:table-cell>
          <table:table-cell office:value-type="float" office:value="6.1">
            <text:p>6.1</text:p>
          </table:table-cell>
          <table:table-cell office:value-type="float" office:value="65.7">
            <text:p>65.7</text:p>
          </table:table-cell>
          <table:table-cell office:value-type="float" office:value="28.2">
            <text:p>28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42.3">
            <text:p>42.3</text:p>
          </table:table-cell>
          <table:table-cell office:value-type="float" office:value="5.9">
            <text:p>5.9</text:p>
          </table:table-cell>
          <table:table-cell office:value-type="float" office:value="5.1">
            <text:p>5.1</text:p>
          </table:table-cell>
          <table:table-cell office:value-type="float" office:value="46.7">
            <text:p>46.7</text:p>
          </table:table-cell>
          <table:table-cell office:value-type="float" office:value="48.2">
            <text:p>48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2.4">
            <text:p>22.4</text:p>
            <draw:frame table:end-cell-address="CPU01.U35" table:end-x="0.474in" table:end-y="0.0028in" draw:z-index="0" draw:name="Chart 1" draw:style-name="gr1" svg:width="14.0496in" svg:height="5.0535in" svg:x="0.0299in" svg:y="0.0039in">
              <draw:object draw:notify-on-update-of-ranges="CPU01.A2:CPU01.A7 CPU01.B1:CPU01.B1 CPU01.B2:CPU01.B7 CPU01.C1:CPU01.C1 CPU01.C2:CPU01.C7 CPU01.D1:CPU01.D1 CPU01.D2:CPU01.D7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3.41666666666667">
            <text:p>3.42</text:p>
          </table:table-cell>
          <table:table-cell office:value-type="float" office:value="3.26666666666667">
            <text:p>3.27</text:p>
          </table:table-cell>
          <table:table-cell office:value-type="float" office:value="70.9166666666667">
            <text:p>70.92</text:p>
          </table:table-cell>
          <table:table-cell office:value-type="float" office:value="25.8166666666667">
            <text:p>25.82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0.9">
            <text:p>20.9</text:p>
          </table:table-cell>
          <table:table-cell office:value-type="float" office:value="3.9">
            <text:p>3.9</text:p>
          </table:table-cell>
          <table:table-cell office:value-type="float" office:value="3.1">
            <text:p>3.1</text:p>
          </table:table-cell>
          <table:table-cell office:value-type="float" office:value="72.1">
            <text:p>72.1</text:p>
          </table:table-cell>
          <table:table-cell office:value-type="float" office:value="24.8">
            <text:p>24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8.4">
            <text:p>28.4</text:p>
          </table:table-cell>
          <table:table-cell office:value-type="float" office:value="3.6">
            <text:p>3.6</text:p>
          </table:table-cell>
          <table:table-cell office:value-type="float" office:value="3.1">
            <text:p>3.1</text:p>
          </table:table-cell>
          <table:table-cell office:value-type="float" office:value="64.8">
            <text:p>64.8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9.2">
            <text:p>29.2</text:p>
          </table:table-cell>
          <table:table-cell office:value-type="float" office:value="4.9">
            <text:p>4.9</text:p>
          </table:table-cell>
          <table:table-cell office:value-type="float" office:value="9">
            <text:p>9</text:p>
          </table:table-cell>
          <table:table-cell office:value-type="float" office:value="56.9">
            <text:p>56.9</text:p>
          </table:table-cell>
          <table:table-cell office:value-type="float" office:value="34.1">
            <text:p>34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4.5">
            <text:p>34.5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53.6">
            <text:p>53.6</text:p>
          </table:table-cell>
          <table:table-cell office:value-type="float" office:value="39.2">
            <text:p>39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44.1">
            <text:p>44.1</text:p>
          </table:table-cell>
          <table:table-cell office:value-type="float" office:value="6.1">
            <text:p>6.1</text:p>
          </table:table-cell>
          <table:table-cell office:value-type="float" office:value="4.9">
            <text:p>4.9</text:p>
          </table:table-cell>
          <table:table-cell office:value-type="float" office:value="44.9">
            <text:p>44.9</text:p>
          </table:table-cell>
          <table:table-cell office:value-type="float" office:value="50.2">
            <text:p>5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2666666666667">
            <text:p>26.27</text:p>
            <draw:frame table:end-cell-address="CPU02.U35" table:end-x="0.474in" table:end-y="0.0028in" draw:z-index="0" draw:name="Chart 1" draw:style-name="gr1" svg:width="14.0496in" svg:height="5.0535in" svg:x="0.0299in" svg:y="0.0039in">
              <draw:object draw:notify-on-update-of-ranges="CPU02.A2:CPU02.A7 CPU02.B1:CPU02.B1 CPU02.B2:CPU02.B7 CPU02.C1:CPU02.C1 CPU02.C2:CPU02.C7 CPU02.D1:CPU02.D1 CPU02.D2:CPU02.D7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3.88333333333333">
            <text:p>3.88</text:p>
          </table:table-cell>
          <table:table-cell office:value-type="float" office:value="4.56666666666667">
            <text:p>4.57</text:p>
          </table:table-cell>
          <table:table-cell office:value-type="float" office:value="65.2666666666667">
            <text:p>65.27</text:p>
          </table:table-cell>
          <table:table-cell office:value-type="float" office:value="30.15">
            <text:p>30.15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3">
            <text:p>99.3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4.6">
            <text:p>24.6</text:p>
          </table:table-cell>
          <table:table-cell office:value-type="float" office:value="3">
            <text:p>3</text:p>
          </table:table-cell>
          <table:table-cell office:value-type="float" office:value="2.6">
            <text:p>2.6</text:p>
          </table:table-cell>
          <table:table-cell office:value-type="float" office:value="69.8">
            <text:p>69.8</text:p>
          </table:table-cell>
          <table:table-cell office:value-type="float" office:value="27.6">
            <text:p>27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2.3">
            <text:p>22.3</text:p>
          </table:table-cell>
          <table:table-cell office:value-type="float" office:value="3.3">
            <text:p>3.3</text:p>
          </table:table-cell>
          <table:table-cell office:value-type="float" office:value="3.5">
            <text:p>3.5</text:p>
          </table:table-cell>
          <table:table-cell office:value-type="float" office:value="70.9">
            <text:p>70.9</text:p>
          </table:table-cell>
          <table:table-cell office:value-type="float" office:value="25.6">
            <text:p>25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29.7">
            <text:p>29.7</text:p>
          </table:table-cell>
          <table:table-cell office:value-type="float" office:value="4.6">
            <text:p>4.6</text:p>
          </table:table-cell>
          <table:table-cell office:value-type="float" office:value="5.1">
            <text:p>5.1</text:p>
          </table:table-cell>
          <table:table-cell office:value-type="float" office:value="60.6">
            <text:p>60.6</text:p>
          </table:table-cell>
          <table:table-cell office:value-type="float" office:value="34.3">
            <text:p>34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6.4">
            <text:p>36.4</text:p>
          </table:table-cell>
          <table:table-cell office:value-type="float" office:value="4.5">
            <text:p>4.5</text:p>
          </table:table-cell>
          <table:table-cell office:value-type="float" office:value="9.2">
            <text:p>9.2</text:p>
          </table:table-cell>
          <table:table-cell office:value-type="float" office:value="49.9">
            <text:p>49.9</text:p>
          </table:table-cell>
          <table:table-cell office:value-type="float" office:value="40.9">
            <text:p>4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50.6">
            <text:p>50.6</text:p>
          </table:table-cell>
          <table:table-cell office:value-type="float" office:value="6.2">
            <text:p>6.2</text:p>
          </table:table-cell>
          <table:table-cell office:value-type="float" office:value="7.1">
            <text:p>7.1</text:p>
          </table:table-cell>
          <table:table-cell office:value-type="float" office:value="36.1">
            <text:p>36.1</text:p>
          </table:table-cell>
          <table:table-cell office:value-type="float" office:value="56.8">
            <text:p>56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7.35">
            <text:p>27.35</text:p>
            <draw:frame table:end-cell-address="CPU03.U35" table:end-x="0.474in" table:end-y="0.0028in" draw:z-index="0" draw:name="Chart 1" draw:style-name="gr1" svg:width="14.0496in" svg:height="5.0535in" svg:x="0.0299in" svg:y="0.0039in">
              <draw:object draw:notify-on-update-of-ranges="CPU03.A2:CPU03.A7 CPU03.B1:CPU03.B1 CPU03.B2:CPU03.B7 CPU03.C1:CPU03.C1 CPU03.C2:CPU03.C7 CPU03.D1:CPU03.D1 CPU03.D2:CPU03.D7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3.61666666666667">
            <text:p>3.62</text:p>
          </table:table-cell>
          <table:table-cell office:value-type="float" office:value="4.6">
            <text:p>4.6</text:p>
          </table:table-cell>
          <table:table-cell office:value-type="float" office:value="64.4333333333333">
            <text:p>64.43</text:p>
          </table:table-cell>
          <table:table-cell office:value-type="float" office:value="30.9666666666667">
            <text:p>30.97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9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25S">
            <text:p>17:44: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99.2">
            <text:p>99.2</text:p>
          </table:table-cell>
          <table:table-cell office:value-type="float" office:value="0.6">
            <text:p>0.6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4M55S">
            <text:p>17:44:55</text:p>
          </table:table-cell>
          <table:table-cell office:value-type="float" office:value="21.5">
            <text:p>21.5</text:p>
          </table:table-cell>
          <table:table-cell office:value-type="float" office:value="2.9">
            <text:p>2.9</text:p>
          </table:table-cell>
          <table:table-cell office:value-type="float" office:value="20.5">
            <text:p>20.5</text:p>
          </table:table-cell>
          <table:table-cell office:value-type="float" office:value="55.1">
            <text:p>55.1</text:p>
          </table:table-cell>
          <table:table-cell office:value-type="float" office:value="24.4">
            <text:p>24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25S">
            <text:p>17:45:25</text:p>
          </table:table-cell>
          <table:table-cell office:value-type="float" office:value="20.8">
            <text:p>20.8</text:p>
          </table:table-cell>
          <table:table-cell office:value-type="float" office:value="6.9">
            <text:p>6.9</text:p>
          </table:table-cell>
          <table:table-cell office:value-type="float" office:value="52.3">
            <text:p>52.3</text:p>
          </table:table-cell>
          <table:table-cell office:value-type="float" office:value="20">
            <text:p>20</text:p>
          </table:table-cell>
          <table:table-cell office:value-type="float" office:value="27.7">
            <text:p>27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5M55S">
            <text:p>17:45:55</text:p>
          </table:table-cell>
          <table:table-cell office:value-type="float" office:value="33">
            <text:p>33</text:p>
          </table:table-cell>
          <table:table-cell office:value-type="float" office:value="7.2">
            <text:p>7.2</text:p>
          </table:table-cell>
          <table:table-cell office:value-type="float" office:value="40.2">
            <text:p>40.2</text:p>
          </table:table-cell>
          <table:table-cell office:value-type="float" office:value="19.6">
            <text:p>19.6</text:p>
          </table:table-cell>
          <table:table-cell office:value-type="float" office:value="40.2">
            <text:p>40.2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25S">
            <text:p>17:46:25</text:p>
          </table:table-cell>
          <table:table-cell office:value-type="float" office:value="39.3">
            <text:p>39.3</text:p>
          </table:table-cell>
          <table:table-cell office:value-type="float" office:value="8.6">
            <text:p>8.6</text:p>
          </table:table-cell>
          <table:table-cell office:value-type="float" office:value="34.4">
            <text:p>34.4</text:p>
          </table:table-cell>
          <table:table-cell office:value-type="float" office:value="17.8">
            <text:p>17.8</text:p>
          </table:table-cell>
          <table:table-cell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81281H46M55S">
            <text:p>17:46:55</text:p>
          </table:table-cell>
          <table:table-cell office:value-type="float" office:value="43.2">
            <text:p>43.2</text:p>
          </table:table-cell>
          <table:table-cell office:value-type="float" office:value="10">
            <text:p>10</text:p>
          </table:table-cell>
          <table:table-cell office:value-type="float" office:value="27.7">
            <text:p>27.7</text:p>
          </table:table-cell>
          <table:table-cell office:value-type="float" office:value="19">
            <text:p>19</text:p>
          </table:table-cell>
          <table:table-cell office:value-type="float" office:value="53.2">
            <text:p>53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26.3833333333333">
            <text:p>26.38</text:p>
            <draw:frame table:end-cell-address="CPU04.U35" table:end-x="0.474in" table:end-y="0.0028in" draw:z-index="0" draw:name="Chart 1" draw:style-name="gr1" svg:width="14.0496in" svg:height="5.0535in" svg:x="0.0299in" svg:y="0.0039in">
              <draw:object draw:notify-on-update-of-ranges="CPU04.A2:CPU04.A7 CPU04.B1:CPU04.B1 CPU04.B2:CPU04.B7 CPU04.C1:CPU04.C1 CPU04.C2:CPU04.C7 CPU04.D1:CPU04.D1 CPU04.D2:CPU04.D7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5.95">
            <text:p>5.95</text:p>
          </table:table-cell>
          <table:table-cell office:value-type="float" office:value="29.2">
            <text:p>29.2</text:p>
          </table:table-cell>
          <table:table-cell office:value-type="float" office:value="38.45">
            <text:p>38.45</text:p>
          </table:table-cell>
          <table:table-cell office:value-type="float" office:value="32.3333333333333">
            <text:p>32.33</text:p>
          </table:table-cell>
          <table:table-cell table:number-columns-repeated="101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8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920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12/9/2011</text:p>
        </chart:title>
        <chart:legend chart:legend-position="end" svg:x="32.81cm" svg:y="5.832cm" chart:style-name="ch3"/>
        <chart:plot-area chart:style-name="ch4" table:cell-range-address="CPU_ALL.A2:CPU_ALL.A7 CPU_ALL.F1:CPU_ALL.F7 DISK_SUMM.D2:DISK_SUMM.D7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7" chart:label-cell-address="CPU_ALL.F1:CPU_ALL.F1" chart:class="chart:line">
            <chart:data-point chart:repeated="6"/>
          </chart:series>
          <chart:series chart:attached-axis="secondary-y" chart:style-name="ch11" chart:values-cell-range-address="DISK_SUMM.D2:DISK_SUMM.D7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7:44:25</text:p>
              </table:table-cell>
              <table:table-cell office:value-type="float" office:value="2.6">
                <text:p text:id="CPU_ALL.F2:CPU_ALL.F7">2.6</text:p>
              </table:table-cell>
              <table:table-cell office:value-type="float" office:value="6.4">
                <text:p text:id="DISK_SUMM.D2:DISK_SUMM.D7">6.4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4.7">
                <text:p>24.7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7.6">
                <text:p>27.6</text:p>
              </table:table-cell>
              <table:table-cell office:value-type="float" office:value="384.7">
                <text:p>384.7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34.9">
                <text:p>34.9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9.1">
                <text:p>39.1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52.2">
                <text:p>52.2</text:p>
              </table:table-cell>
              <table:table-cell office:value-type="float" office:value="381.6">
                <text:p>38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1.407cm" svg:y="0.256cm" chart:style-name="ch2">
          <text:p>Disk %Busy JMeter_Test_90_Threads  12/9/2011</text:p>
        </chart:title>
        <chart:legend chart:legend-position="end" svg:x="33.409cm" svg:y="5.364cm" chart:style-name="ch3"/>
        <chart:plot-area chart:style-name="ch4" table:cell-range-address="DISKBUSY.A1:DISKBUSY.E7" chart:data-source-has-labels="both" svg:x="0.712cm" svg:y="1.281cm" svg:width="31.986cm" svg:height="11.041cm">
          <chart:axis chart:dimension="x" chart:name="primary-x" chart:style-name="ch5">
            <chart:categories table:cell-range-address="DISKBUSY.A2:DISKBUSY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7" chart:label-cell-address="DISKBUSY.B1:DISKBUSY.B1" chart:class="chart:line">
            <chart:data-point chart:repeated="6"/>
          </chart:series>
          <chart:series chart:style-name="ch9" chart:values-cell-range-address="DISKBUSY.C2:DISKBUSY.C7" chart:label-cell-address="DISKBUSY.C1:DISKBUSY.C1" chart:class="chart:line">
            <chart:data-point chart:repeated="6"/>
          </chart:series>
          <chart:series chart:style-name="ch10" chart:values-cell-range-address="DISKBUSY.D2:DISKBUSY.D7" chart:label-cell-address="DISKBUSY.D1:DISKBUSY.D1" chart:class="chart:line">
            <chart:data-point chart:repeated="6"/>
          </chart:series>
          <chart:series chart:style-name="ch11" chart:values-cell-range-address="DISKBUSY.E2:DISKBUSY.E7" chart:label-cell-address="DISKBUSY.E1:DISKBUSY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5</text:p>
              </table:table-cell>
              <table:table-cell office:value-type="string">
                <text:p text:id="DISKBUSY.E1:DISKBUSY.E1">sda2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7">17:44:25</text:p>
              </table:table-cell>
              <table:table-cell office:value-type="float" office:value="1.6">
                <text:p text:id="DISKBUSY.B2:DISKBUSY.B7">1.6</text:p>
              </table:table-cell>
              <table:table-cell office:value-type="float" office:value="1.6">
                <text:p text:id="DISKBUSY.C2:DISKBUSY.C7">1.6</text:p>
              </table:table-cell>
              <table:table-cell office:value-type="float" office:value="0">
                <text:p text:id="DISKBUSY.D2:DISKBUSY.D7">0</text:p>
              </table:table-cell>
              <table:table-cell office:value-type="float" office:value="0">
                <text:p text:id="DISKBUSY.E2:DISKBUSY.E7">0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34.4">
                <text:p>34.4</text:p>
              </table:table-cell>
              <table:table-cell office:value-type="float" office:value="34.2">
                <text:p>34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72.8">
                <text:p>72.8</text:p>
              </table:table-cell>
              <table:table-cell office:value-type="float" office:value="72.7">
                <text:p>72.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72.5">
                <text:p>72.5</text:p>
              </table:table-cell>
              <table:table-cell office:value-type="float" office:value="72.4">
                <text:p>72.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69.7">
                <text:p>69.7</text:p>
              </table:table-cell>
              <table:table-cell office:value-type="float" office:value="69.7">
                <text:p>6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64.9">
                <text:p>64.9</text:p>
              </table:table-cell>
              <table:table-cell office:value-type="float" office:value="64.9">
                <text:p>6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917cm" svg:y="0.256cm" chart:style-name="ch2">
          <text:p>Disk Read KB/s JMeter_Test_90_Threads  12/9/2011</text:p>
        </chart:title>
        <chart:legend chart:legend-position="end" svg:x="33.065cm" svg:y="5.599cm" chart:style-name="ch3"/>
        <chart:plot-area chart:style-name="ch4" table:cell-range-address="DISKREAD.B1:DISKREAD.E1 DISKREAD.B9:DISKREAD.E11" chart:data-source-has-labels="row" svg:x="0.712cm" svg:y="1.281cm" svg:width="31.642cm" svg:height="11.044cm">
          <chart:axis chart:dimension="x" chart:name="primary-x" chart:style-name="ch5">
            <chart:categories table:cell-range-address="DISKREAD.B1:DISKREAD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9:DISKREAD.E9" chart:class="chart:bar">
            <chart:data-point chart:repeated="4"/>
          </chart:series>
          <chart:series chart:style-name="ch9" chart:values-cell-range-address="DISKREAD.B10:DISKREAD.E10" chart:class="chart:bar">
            <chart:data-point chart:repeated="4"/>
          </chart:series>
          <chart:series chart:style-name="ch10" chart:values-cell-range-address="DISKREAD.B11:DISKREAD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E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7.01666666666667">
                <text:p text:id="DISKREAD.B9:DISKREAD.E9">7.01666666666667</text:p>
              </table:table-cell>
              <table:table-cell office:value-type="float" office:value="7.01666666666667">
                <text:p>7.01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9.005423594616">
                <text:p text:id="DISKREAD.B10:DISKREAD.E10">29.005423594616</text:p>
              </table:table-cell>
              <table:table-cell office:value-type="float" office:value="29.005423594616">
                <text:p>29.005423594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2.87790973871734">
                <text:p text:id="DISKREAD.B11:DISKREAD.E11">2.87790973871734</text:p>
              </table:table-cell>
              <table:table-cell office:value-type="float" office:value="2.87790973871734">
                <text:p>2.87790973871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917cm" svg:y="0.256cm" chart:style-name="ch2">
          <text:p>Disk Read KB/s JMeter_Test_90_Threads  12/9/2011</text:p>
        </chart:title>
        <chart:legend chart:legend-position="end" svg:x="33.409cm" svg:y="5.364cm" chart:style-name="ch3"/>
        <chart:plot-area chart:style-name="ch4" table:cell-range-address="DISKREAD.A1:DISKREAD.E7" chart:data-source-has-labels="both" svg:x="0.712cm" svg:y="1.281cm" svg:width="31.986cm" svg:height="11.041cm">
          <chart:axis chart:dimension="x" chart:name="primary-x" chart:style-name="ch5">
            <chart:categories table:cell-range-address="DISKREAD.A2:DISKREAD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7" chart:label-cell-address="DISKREAD.B1:DISKREAD.B1" chart:class="chart:line">
            <chart:data-point chart:repeated="6"/>
          </chart:series>
          <chart:series chart:style-name="ch9" chart:values-cell-range-address="DISKREAD.C2:DISKREAD.C7" chart:label-cell-address="DISKREAD.C1:DISKREAD.C1" chart:class="chart:line">
            <chart:data-point chart:repeated="6"/>
          </chart:series>
          <chart:series chart:style-name="ch10" chart:values-cell-range-address="DISKREAD.D2:DISKREAD.D7" chart:label-cell-address="DISKREAD.D1:DISKREAD.D1" chart:class="chart:line">
            <chart:data-point chart:repeated="6"/>
          </chart:series>
          <chart:series chart:style-name="ch11" chart:values-cell-range-address="DISKREAD.E2:DISKREAD.E7" chart:label-cell-address="DISKREAD.E1:DISKREAD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7">17:44:25</text:p>
              </table:table-cell>
              <table:table-cell office:value-type="float" office:value="38.9">
                <text:p text:id="DISKREAD.B2:DISKREAD.B7">38.9</text:p>
              </table:table-cell>
              <table:table-cell office:value-type="float" office:value="38.9">
                <text:p text:id="DISKREAD.C2:DISKREAD.C7">38.9</text:p>
              </table:table-cell>
              <table:table-cell office:value-type="float" office:value="0">
                <text:p text:id="DISKREAD.D2:DISKREAD.D7">0</text:p>
              </table:table-cell>
              <table:table-cell office:value-type="float" office:value="0">
                <text:p text:id="DISKREAD.E2:DISKREAD.E7">0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0.838cm" svg:y="0.256cm" chart:style-name="ch2">
          <text:p>Disk Write KB/s JMeter_Test_90_Threads  12/9/2011</text:p>
        </chart:title>
        <chart:legend chart:legend-position="end" svg:x="33.065cm" svg:y="5.599cm" chart:style-name="ch3"/>
        <chart:plot-area chart:style-name="ch4" table:cell-range-address="DISKWRITE.B1:DISKWRITE.E1 DISKWRITE.B9:DISKWRITE.E11" chart:data-source-has-labels="row" svg:x="0.712cm" svg:y="1.281cm" svg:width="31.642cm" svg:height="11.044cm">
          <chart:axis chart:dimension="x" chart:name="primary-x" chart:style-name="ch5">
            <chart:categories table:cell-range-address="DISKWRITE.B1:DISKWRIT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9:DISKWRITE.E9" chart:class="chart:bar">
            <chart:data-point chart:repeated="4"/>
          </chart:series>
          <chart:series chart:style-name="ch9" chart:values-cell-range-address="DISKWRITE.B10:DISKWRITE.E10" chart:class="chart:bar">
            <chart:data-point chart:repeated="4"/>
          </chart:series>
          <chart:series chart:style-name="ch10" chart:values-cell-range-address="DISKWRITE.B11:DISKWRIT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789.21666666667">
                <text:p text:id="DISKWRITE.B9:DISKWRITE.E9">1789.21666666667</text:p>
              </table:table-cell>
              <table:table-cell office:value-type="float" office:value="1779.26666666667">
                <text:p>1779.26666666667</text:p>
              </table:table-cell>
              <table:table-cell office:value-type="float" office:value="9.95">
                <text:p>9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640.701719405451">
                <text:p text:id="DISKWRITE.B10:DISKWRITE.E10">640.701719405451</text:p>
              </table:table-cell>
              <table:table-cell office:value-type="float" office:value="638.057375073376">
                <text:p>638.057375073376</text:p>
              </table:table-cell>
              <table:table-cell office:value-type="float" office:value="8.96105527638191">
                <text:p>8.9610552763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881.481613927883">
                <text:p text:id="DISKWRITE.B11:DISKWRITE.E11">881.481613927883</text:p>
              </table:table-cell>
              <table:table-cell office:value-type="float" office:value="867.975958259958">
                <text:p>867.975958259958</text:p>
              </table:table-cell>
              <table:table-cell office:value-type="float" office:value="7.18894472361809">
                <text:p>7.188944723618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10.838cm" svg:y="0.256cm" chart:style-name="ch2">
          <text:p>Disk Write KB/s JMeter_Test_90_Threads  12/9/2011</text:p>
        </chart:title>
        <chart:legend chart:legend-position="end" svg:x="33.409cm" svg:y="5.364cm" chart:style-name="ch3"/>
        <chart:plot-area chart:style-name="ch4" table:cell-range-address="DISKWRITE.A1:DISKWRITE.E7" chart:data-source-has-labels="both" svg:x="0.712cm" svg:y="1.281cm" svg:width="31.986cm" svg:height="11.041cm">
          <chart:axis chart:dimension="x" chart:name="primary-x" chart:style-name="ch5">
            <chart:categories table:cell-range-address="DISKWRITE.A2:DISKWRIT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7" chart:label-cell-address="DISKWRITE.B1:DISKWRITE.B1" chart:class="chart:line">
            <chart:data-point chart:repeated="6"/>
          </chart:series>
          <chart:series chart:style-name="ch9" chart:values-cell-range-address="DISKWRITE.C2:DISKWRITE.C7" chart:label-cell-address="DISKWRITE.C1:DISKWRITE.C1" chart:class="chart:line">
            <chart:data-point chart:repeated="6"/>
          </chart:series>
          <chart:series chart:style-name="ch10" chart:values-cell-range-address="DISKWRITE.D2:DISKWRITE.D7" chart:label-cell-address="DISKWRITE.D1:DISKWRITE.D1" chart:class="chart:line">
            <chart:data-point chart:repeated="6"/>
          </chart:series>
          <chart:series chart:style-name="ch11" chart:values-cell-range-address="DISKWRITE.E2:DISKWRITE.E7" chart:label-cell-address="DISKWRITE.E1:DISKWRIT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5</text:p>
              </table:table-cell>
              <table:table-cell office:value-type="string">
                <text:p text:id="DISKWRITE.E1:DISKWRITE.E1">sda2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7">17:44:25</text:p>
              </table:table-cell>
              <table:table-cell office:value-type="float" office:value="0">
                <text:p text:id="DISKWRITE.B2:DISKWRITE.B7">0</text:p>
              </table:table-cell>
              <table:table-cell office:value-type="float" office:value="0">
                <text:p text:id="DISKWRITE.C2:DISKWRITE.C7">0</text:p>
              </table:table-cell>
              <table:table-cell office:value-type="float" office:value="0">
                <text:p text:id="DISKWRITE.D2:DISKWRITE.D7">0</text:p>
              </table:table-cell>
              <table:table-cell office:value-type="float" office:value="0">
                <text:p text:id="DISKWRITE.E2:DISKWRITE.E7">0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886.8">
                <text:p>886.8</text:p>
              </table:table-cell>
              <table:table-cell office:value-type="float" office:value="872">
                <text:p>872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3311.4">
                <text:p>3311.4</text:p>
              </table:table-cell>
              <table:table-cell office:value-type="float" office:value="3285.3">
                <text:p>3285.3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094.2">
                <text:p>2094.2</text:p>
              </table:table-cell>
              <table:table-cell office:value-type="float" office:value="2079.7">
                <text:p>2079.7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2419.9">
                <text:p>2419.9</text:p>
              </table:table-cell>
              <table:table-cell office:value-type="float" office:value="2415.6">
                <text:p>2415.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2023">
                <text:p>2023</text:p>
              </table:table-cell>
              <table:table-cell office:value-type="float" office:value="2023">
                <text:p>20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541cm" svg:y="0.256cm" chart:style-name="ch2">
          <text:p>Disk transfers per second JMeter_Test_90_Threads  12/9/2011</text:p>
        </chart:title>
        <chart:legend chart:legend-position="end" svg:x="33.065cm" svg:y="5.599cm" chart:style-name="ch3"/>
        <chart:plot-area chart:style-name="ch4" table:cell-range-address="DISKXFER.B1:DISKXFER.E1 DISKXFER.B9:DISKXFER.E11" chart:data-source-has-labels="row" svg:x="0.712cm" svg:y="1.281cm" svg:width="31.642cm" svg:height="11.044cm">
          <chart:axis chart:dimension="x" chart:name="primary-x" chart:style-name="ch5">
            <chart:categories table:cell-range-address="DISKXFER.B1:DISKXFER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9:DISKXFER.E9" chart:class="chart:bar">
            <chart:data-point chart:repeated="4"/>
          </chart:series>
          <chart:series chart:style-name="ch9" chart:values-cell-range-address="DISKXFER.B10:DISKXFER.E10" chart:class="chart:bar">
            <chart:data-point chart:repeated="4"/>
          </chart:series>
          <chart:series chart:style-name="ch10" chart:values-cell-range-address="DISKXFER.B11:DISKXFER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143.716666666667">
                <text:p text:id="DISKXFER.B9:DISKXFER.E9">143.716666666667</text:p>
              </table:table-cell>
              <table:table-cell office:value-type="float" office:value="143.583333333333">
                <text:p>143.5833333333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4.6098438285206">
                <text:p text:id="DISKXFER.B10:DISKXFER.E10">34.6098438285206</text:p>
              </table:table-cell>
              <table:table-cell office:value-type="float" office:value="34.5971077577868">
                <text:p>34.5971077577868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3.9734895048127">
                <text:p text:id="DISKXFER.B11:DISKXFER.E11">13.9734895048127</text:p>
              </table:table-cell>
              <table:table-cell office:value-type="float" office:value="13.8195589088799">
                <text:p>13.819558908879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541cm" svg:y="0.256cm" chart:style-name="ch2">
          <text:p>Disk transfers per second JMeter_Test_90_Threads  12/9/2011</text:p>
        </chart:title>
        <chart:legend chart:legend-position="end" svg:x="33.409cm" svg:y="5.364cm" chart:style-name="ch3"/>
        <chart:plot-area chart:style-name="ch4" table:cell-range-address="DISKXFER.A1:DISKXFER.E7" chart:data-source-has-labels="both" svg:x="0.712cm" svg:y="1.281cm" svg:width="31.986cm" svg:height="11.041cm">
          <chart:axis chart:dimension="x" chart:name="primary-x" chart:style-name="ch5">
            <chart:categories table:cell-range-address="DISKXFER.A2:DISKXFER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7" chart:label-cell-address="DISKXFER.B1:DISKXFER.B1" chart:class="chart:line">
            <chart:data-point chart:repeated="6"/>
          </chart:series>
          <chart:series chart:style-name="ch9" chart:values-cell-range-address="DISKXFER.C2:DISKXFER.C7" chart:label-cell-address="DISKXFER.C1:DISKXFER.C1" chart:class="chart:line">
            <chart:data-point chart:repeated="6"/>
          </chart:series>
          <chart:series chart:style-name="ch10" chart:values-cell-range-address="DISKXFER.D2:DISKXFER.D7" chart:label-cell-address="DISKXFER.D1:DISKXFER.D1" chart:class="chart:line">
            <chart:data-point chart:repeated="6"/>
          </chart:series>
          <chart:series chart:style-name="ch11" chart:values-cell-range-address="DISKXFER.E2:DISKXFER.E7" chart:label-cell-address="DISKXFER.E1:DISKXFER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5</text:p>
              </table:table-cell>
              <table:table-cell office:value-type="string">
                <text:p text:id="DISKXFER.E1:DISKXFER.E1">sda2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7">17:44:25</text:p>
              </table:table-cell>
              <table:table-cell office:value-type="float" office:value="3.2">
                <text:p text:id="DISKXFER.B2:DISKXFER.B7">3.2</text:p>
              </table:table-cell>
              <table:table-cell office:value-type="float" office:value="3.2">
                <text:p text:id="DISKXFER.C2:DISKXFER.C7">3.2</text:p>
              </table:table-cell>
              <table:table-cell office:value-type="float" office:value="0">
                <text:p text:id="DISKXFER.D2:DISKXFER.D7">0</text:p>
              </table:table-cell>
              <table:table-cell office:value-type="float" office:value="0">
                <text:p text:id="DISKXFER.E2:DISKXFER.E7">0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101.8">
                <text:p>101.8</text:p>
              </table:table-cell>
              <table:table-cell office:value-type="float" office:value="101.6">
                <text:p>101.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192.3">
                <text:p>192.3</text:p>
              </table:table-cell>
              <table:table-cell office:value-type="float" office:value="192">
                <text:p>19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187.7">
                <text:p>187.7</text:p>
              </table:table-cell>
              <table:table-cell office:value-type="float" office:value="187.4">
                <text:p>187.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186.5">
                <text:p>186.5</text:p>
              </table:table-cell>
              <table:table-cell office:value-type="float" office:value="186.5">
                <text:p>186.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190.8">
                <text:p>190.8</text:p>
              </table:table-cell>
              <table:table-cell office:value-type="float" office:value="190.8">
                <text:p>19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12/9/2011</text:p>
        </chart:title>
        <chart:legend chart:legend-position="end" svg:x="33.262cm" svg:y="5.599cm" chart:style-name="ch3"/>
        <chart:plot-area chart:style-name="ch4" table:cell-range-address="JFSFILE.B1:JFSFILE.F1 JFSFILE.A9:JFSFILE.F11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9:JFSFILE.F9" chart:label-cell-address="JFSFILE.A9:JFSFILE.A9" chart:class="chart:bar">
            <chart:data-point chart:repeated="5"/>
          </chart:series>
          <chart:series chart:style-name="ch9" chart:values-cell-range-address="JFSFILE.B10:JFSFILE.F10" chart:label-cell-address="JFSFILE.A10:JFSFILE.A10" chart:class="chart:bar">
            <chart:data-point chart:repeated="5"/>
          </chart:series>
          <chart:series chart:style-name="ch10" chart:values-cell-range-address="JFSFILE.B11:JFSFILE.F11" chart:label-cell-address="JFSFILE.A11:JFSFILE.A1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9:JFSFILE.A9">Avg.</text:p>
              </table:table-cell>
              <table:table-cell office:value-type="float" office:value="33.2833333333333">
                <text:p text:id="JFSFILE.B9:JFSFILE.F9">33.28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WAvg.</text:p>
              </table:table-cell>
              <table:table-cell office:value-type="float" office:value="0.0038474378234099">
                <text:p text:id="JFSFILE.B10:JFSFILE.F10">0.0038474378234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1:JFSFILE.A11">Max.</text:p>
              </table:table-cell>
              <table:table-cell office:value-type="float" office:value="0.412819228843262">
                <text:p text:id="JFSFILE.B11:JFSFILE.F11">0.412819228843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90_Threads  12/9/2011</text:p>
        </chart:title>
        <chart:legend chart:legend-position="end" svg:x="32.652cm" svg:y="6.067cm" chart:style-name="ch3"/>
        <chart:plot-area chart:style-name="ch4" table:cell-range-address="MEM.A2:MEM.A7 MEM.F1:MEM.F7" chart:data-source-has-labels="both" svg:x="0.708cm" svg:y="1.281cm" svg:width="31.237cm" svg:height="11.044cm">
          <chart:axis chart:dimension="x" chart:name="primary-x" chart:style-name="ch5">
            <chart:categories table:cell-range-address="MEM.A2:MEM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7" chart:label-cell-address="MEM.F1:MEM.F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7:44:25</text:p>
              </table:table-cell>
              <table:table-cell office:value-type="float" office:value="81.5">
                <text:p text:id="MEM.F2:MEM.F7">81.5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90.7">
                <text:p>90.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7" chart:data-source-has-labels="both" svg:x="0.708cm" svg:y="0.256cm" svg:width="31.105cm" svg:height="12.066cm">
          <chart:axis chart:dimension="x" chart:name="primary-x" chart:style-name="ch4">
            <chart:categories table:cell-range-address="MEM.A2:MEM.A7"/>
          </chart:axis>
          <chart:axis chart:dimension="y" chart:name="primary-y" chart:style-name="ch5"/>
          <chart:series chart:style-name="ch6" chart:values-cell-range-address="MEM.B2:MEM.B7" chart:label-cell-address="MEM.B1:MEM.B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7">17:44:25</text:p>
              </table:table-cell>
              <table:table-cell office:value-type="float" office:value="2008.2">
                <text:p text:id="MEM.B2:MEM.B7">2008.2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2008.2">
                <text:p>2008.2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2008.2">
                <text:p>2008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90_Threads  12/9/2011</text:p>
        </chart:title>
        <chart:legend chart:legend-position="end" svg:x="33.209cm" svg:y="5.599cm" chart:style-name="ch3"/>
        <chart:plot-area chart:style-name="ch4" table:cell-range-address="CPU_ALL.A1:CPU_ALL.D7" chart:data-source-has-labels="both" svg:x="0.713cm" svg:y="1.281cm" svg:width="31.784cm" svg:height="11.044cm">
          <chart:axis chart:dimension="x" chart:name="primary-x" chart:style-name="ch5">
            <chart:categories table:cell-range-address="CPU_ALL.A2:CPU_ALL.A7"/>
          </chart:axis>
          <chart:axis chart:dimension="y" chart:name="primary-y" chart:style-name="ch6"/>
          <chart:series chart:style-name="ch7" chart:values-cell-range-address="CPU_ALL.B2:CPU_ALL.B7" chart:label-cell-address="CPU_ALL.B1:CPU_ALL.B1" chart:class="chart:area">
            <chart:data-point chart:repeated="6"/>
          </chart:series>
          <chart:series chart:style-name="ch8" chart:values-cell-range-address="CPU_ALL.C2:CPU_ALL.C7" chart:label-cell-address="CPU_ALL.C1:CPU_ALL.C1" chart:class="chart:area">
            <chart:data-point chart:repeated="6"/>
          </chart:series>
          <chart:series chart:style-name="ch9" chart:values-cell-range-address="CPU_ALL.D2:CPU_ALL.D7" chart:label-cell-address="CPU_ALL.D1:CPU_ALL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7:44:25</text:p>
              </table:table-cell>
              <table:table-cell office:value-type="float" office:value="1.6">
                <text:p text:id="CPU_ALL.B2:CPU_ALL.B7">1.6</text:p>
              </table:table-cell>
              <table:table-cell office:value-type="float" office:value="1">
                <text:p text:id="CPU_ALL.C2:CPU_ALL.C7">1</text:p>
              </table:table-cell>
              <table:table-cell office:value-type="float" office:value="0.5">
                <text:p text:id="CPU_ALL.D2:CPU_ALL.D7">0.5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1.5">
                <text:p>21.5</text:p>
              </table:table-cell>
              <table:table-cell office:value-type="float" office:value="3.2">
                <text:p>3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3.3">
                <text:p>23.3</text:p>
              </table:table-cell>
              <table:table-cell office:value-type="float" office:value="4.3">
                <text:p>4.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9.8">
                <text:p>29.8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3.6">
                <text:p>33.6</text:p>
              </table:table-cell>
              <table:table-cell office:value-type="float" office:value="5.5">
                <text:p>5.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45.1">
                <text:p>45.1</text:p>
              </table:table-cell>
              <table:table-cell office:value-type="float" office:value="7.1">
                <text:p>7.1</text:p>
              </table:table-cell>
              <table:table-cell office:value-type="float" office:value="11.3">
                <text:p>1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90_Threads (KB/s) - 12/9/2011</text:p>
        </chart:title>
        <chart:legend chart:legend-position="end" svg:x="31.781cm" svg:y="5.833cm" chart:style-name="ch3"/>
        <chart:plot-area chart:style-name="ch4" table:cell-range-address="NET.A2:NET.A7 NET.H1:NET.I7" chart:data-source-has-labels="both" svg:x="0.713cm" svg:y="1.281cm" svg:width="30.356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I2:NET.I7" chart:label-cell-address="NET.I1:NET.I1" chart:class="chart:area">
            <chart:data-point chart:repeated="6"/>
          </chart:series>
          <chart:series chart:style-name="ch8" chart:values-cell-range-address="NET.H2:NET.H7" chart:label-cell-address="NET.H1:NET.H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7:44:25</text:p>
              </table:table-cell>
              <table:table-cell office:value-type="float" office:value="-0.1">
                <text:p text:id="NET.I2:NET.I7">-0.1</text:p>
              </table:table-cell>
              <table:table-cell office:value-type="float" office:value="1.7">
                <text:p text:id="NET.H2:NET.H7">1.7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-1019.2">
                <text:p>-1019.2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-616.4">
                <text:p>-616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-397.6">
                <text:p>-397.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-378.8">
                <text:p>-378.8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-617.3">
                <text:p>-617.3</text:p>
              </table:table-cell>
              <table:table-cell office:value-type="float" office:value="29.9">
                <text:p>29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90_Threads (KB/s)  12/9/2011</text:p>
        </chart:title>
        <chart:legend chart:legend-position="end" svg:x="33.262cm" svg:y="5.598cm" chart:style-name="ch3"/>
        <chart:plot-area chart:style-name="ch4" table:cell-range-address="NET.B1:NET.E1 NET.A9:NET.E11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9:NET.E9" chart:label-cell-address="NET.A9:NET.A9" chart:class="chart:bar">
            <chart:data-point chart:repeated="4"/>
          </chart:series>
          <chart:series chart:style-name="ch9" chart:values-cell-range-address="NET.B10:NET.E10" chart:label-cell-address="NET.A10:NET.A10" chart:class="chart:bar">
            <chart:data-point chart:repeated="4"/>
          </chart:series>
          <chart:series chart:style-name="ch10" chart:values-cell-range-address="NET.B11:NET.E11" chart:label-cell-address="NET.A11:N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9:NET.A9">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21.0333333333333">
                <text:p>21.0333333333333</text:p>
              </table:table-cell>
              <table:table-cell office:value-type="float" office:value="0">
                <text:p>0</text:p>
              </table:table-cell>
              <table:table-cell office:value-type="float" office:value="504.9">
                <text:p>504.9</text:p>
              </table:table-cell>
            </table:table-row>
            <table:table-row>
              <table:table-cell office:value-type="string">
                <text:p text:id="NET.A10:NET.A10">WAvg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5.29915478077126">
                <text:p>5.29915478077126</text:p>
              </table:table-cell>
              <table:table-cell office:value-type="float" office:value="0">
                <text:p>0</text:p>
              </table:table-cell>
              <table:table-cell office:value-type="float" office:value="188.752901564666">
                <text:p>188.752901564666</text:p>
              </table:table-cell>
            </table:table-row>
            <table:table-row>
              <table:table-cell office:value-type="string">
                <text:p text:id="NET.A11:NET.A11">Max.</text:p>
              </table:table-cell>
              <table:table-cell office:value-type="float" office:value="0">
                <text:p text:id="NET.B11:NET.E11">0</text:p>
              </table:table-cell>
              <table:table-cell office:value-type="float" office:value="9.06751188589541">
                <text:p>9.06751188589541</text:p>
              </table:table-cell>
              <table:table-cell office:value-type="float" office:value="0">
                <text:p>0</text:p>
              </table:table-cell>
              <table:table-cell office:value-type="float" office:value="325.547098435334">
                <text:p>325.54709843533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90_Threads (KB/s)  12/9/2011</text:p>
        </chart:title>
        <chart:legend chart:legend-position="end" svg:x="32.68cm" svg:y="5.365cm" chart:style-name="ch3"/>
        <chart:plot-area chart:style-name="ch4" table:cell-range-address="NET.A1:NET.E7" chart:data-source-has-labels="both" svg:x="0.713cm" svg:y="1.281cm" svg:width="31.255cm" svg:height="11.044cm">
          <chart:axis chart:dimension="x" chart:name="primary-x" chart:style-name="ch5">
            <chart:categories table:cell-range-address="NET.A2:NET.A7"/>
          </chart:axis>
          <chart:axis chart:dimension="y" chart:name="primary-y" chart:style-name="ch6"/>
          <chart:series chart:style-name="ch7" chart:values-cell-range-address="NET.B2:NET.B7" chart:label-cell-address="NET.B1:NET.B1" chart:class="chart:area">
            <chart:data-point chart:repeated="6"/>
          </chart:series>
          <chart:series chart:style-name="ch8" chart:values-cell-range-address="NET.C2:NET.C7" chart:label-cell-address="NET.C1:NET.C1" chart:class="chart:area">
            <chart:data-point chart:repeated="6"/>
          </chart:series>
          <chart:series chart:style-name="ch9" chart:values-cell-range-address="NET.D2:NET.D7" chart:label-cell-address="NET.D1:NET.D1" chart:class="chart:area">
            <chart:data-point chart:repeated="6"/>
          </chart:series>
          <chart:series chart:style-name="ch10" chart:values-cell-range-address="NET.E2:NET.E7" chart:label-cell-address="NET.E1:NET.E1" chart:class="chart:area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7">17:44:25</text:p>
              </table:table-cell>
              <table:table-cell office:value-type="float" office:value="0">
                <text:p text:id="NET.B2:NET.B7">0</text:p>
              </table:table-cell>
              <table:table-cell office:value-type="float" office:value="1.7">
                <text:p text:id="NET.C2:NET.C7">1.7</text:p>
              </table:table-cell>
              <table:table-cell office:value-type="float" office:value="0">
                <text:p text:id="NET.D2:NET.D7">0</text:p>
              </table:table-cell>
              <table:table-cell office:value-type="float" office:value="0.1">
                <text:p text:id="NET.E2:NET.E7">0.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0">
                <text:p>0</text:p>
              </table:table-cell>
              <table:table-cell office:value-type="float" office:value="35.4">
                <text:p>35.4</text:p>
              </table:table-cell>
              <table:table-cell office:value-type="float" office:value="0">
                <text:p>0</text:p>
              </table:table-cell>
              <table:table-cell office:value-type="float" office:value="1019.2">
                <text:p>1019.2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">
                <text:p>0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  <table:table-cell office:value-type="float" office:value="616.4">
                <text:p>616.4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0">
                <text:p>0</text:p>
              </table:table-cell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0">
                <text:p>0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  <table:table-cell office:value-type="float" office:value="378.8">
                <text:p>378.8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  <table:table-cell office:value-type="float" office:value="617.3">
                <text:p>617.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90_Threads  12/9/2011</text:p>
        </chart:title>
        <chart:legend chart:legend-position="end" svg:x="33.262cm" svg:y="5.599cm" chart:style-name="ch3"/>
        <chart:plot-area chart:style-name="ch4" table:cell-range-address="NETPACKET.B1:NETPACKET.E1 NETPACKET.A9:NETPACKET.E11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9:NETPACKET.E9" chart:label-cell-address="NETPACKET.A9:NETPACKET.A9" chart:class="chart:bar">
            <chart:data-point chart:repeated="4"/>
          </chart:series>
          <chart:series chart:style-name="ch9" chart:values-cell-range-address="NETPACKET.B10:NETPACKET.E10" chart:label-cell-address="NETPACKET.A10:NETPACKET.A10" chart:class="chart:bar">
            <chart:data-point chart:repeated="4"/>
          </chart:series>
          <chart:series chart:style-name="ch10" chart:values-cell-range-address="NETPACKET.B11:NETPACKET.E11" chart:label-cell-address="NETPACKET.A11:NETPACKET.A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9:NETPACKET.A9">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13.183333333333">
                <text:p>213.183333333333</text:p>
              </table:table-cell>
              <table:table-cell office:value-type="float" office:value="0">
                <text:p>0</text:p>
              </table:table-cell>
              <table:table-cell office:value-type="float" office:value="381.366666666667">
                <text:p>381.366666666667</text:p>
              </table:table-cell>
            </table:table-row>
            <table:table-row>
              <table:table-cell office:value-type="string">
                <text:p text:id="NETPACKET.A10:NETPACKET.A10">WAvg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69.0750592864776">
                <text:p>69.0750592864776</text:p>
              </table:table-cell>
              <table:table-cell office:value-type="float" office:value="0">
                <text:p>0</text:p>
              </table:table-cell>
              <table:table-cell office:value-type="float" office:value="138.335658304927">
                <text:p>138.335658304927</text:p>
              </table:table-cell>
            </table:table-row>
            <table:table-row>
              <table:table-cell office:value-type="string">
                <text:p text:id="NETPACKET.A11:NETPACKET.A11">Max.</text:p>
              </table:table-cell>
              <table:table-cell office:value-type="float" office:value="0">
                <text:p text:id="NETPACKET.B11:NETPACKET.E11">0</text:p>
              </table:table-cell>
              <table:table-cell office:value-type="float" office:value="134.341607380189">
                <text:p>134.341607380189</text:p>
              </table:table-cell>
              <table:table-cell office:value-type="float" office:value="0">
                <text:p>0</text:p>
              </table:table-cell>
              <table:table-cell office:value-type="float" office:value="241.997675028407">
                <text:p>241.9976750284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90_Threads  12/9/2011</text:p>
        </chart:title>
        <chart:legend chart:legend-position="end" svg:x="32.389cm" svg:y="5.364cm" chart:style-name="ch3"/>
        <chart:plot-area chart:style-name="ch4" table:cell-range-address="NETPACKET.A1:NETPACKET.E7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7" chart:label-cell-address="NETPACKET.B1:NETPACKET.B1" chart:class="chart:line">
            <chart:data-point chart:repeated="6"/>
          </chart:series>
          <chart:series chart:style-name="ch9" chart:values-cell-range-address="NETPACKET.C2:NETPACKET.C7" chart:label-cell-address="NETPACKET.C1:NETPACKET.C1" chart:class="chart:line">
            <chart:data-point chart:repeated="6"/>
          </chart:series>
          <chart:series chart:style-name="ch10" chart:values-cell-range-address="NETPACKET.D2:NETPACKET.D7" chart:label-cell-address="NETPACKET.D1:NETPACKET.D1" chart:class="chart:line">
            <chart:data-point chart:repeated="6"/>
          </chart:series>
          <chart:series chart:style-name="ch11" chart:values-cell-range-address="NETPACKET.E2:NETPACKET.E7" chart:label-cell-address="NETPACKET.E1:NETPACKET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7">17:44:25</text:p>
              </table:table-cell>
              <table:table-cell office:value-type="float" office:value="0">
                <text:p text:id="NETPACKET.B2:NETPACKET.B7">0</text:p>
              </table:table-cell>
              <table:table-cell office:value-type="float" office:value="14.6">
                <text:p text:id="NETPACKET.C2:NETPACKET.C7">14.6</text:p>
              </table:table-cell>
              <table:table-cell office:value-type="float" office:value="0">
                <text:p text:id="NETPACKET.D2:NETPACKET.D7">0</text:p>
              </table:table-cell>
              <table:table-cell office:value-type="float" office:value="0.8">
                <text:p text:id="NETPACKET.E2:NETPACKET.E7">0.8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0">
                <text:p>0</text:p>
              </table:table-cell>
              <table:table-cell office:value-type="float" office:value="416.6">
                <text:p>416.6</text:p>
              </table:table-cell>
              <table:table-cell office:value-type="float" office:value="0">
                <text:p>0</text:p>
              </table:table-cell>
              <table:table-cell office:value-type="float" office:value="761.7">
                <text:p>761.7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">
                <text:p>0</text:p>
              </table:table-cell>
              <table:table-cell office:value-type="float" office:value="245.3">
                <text:p>245.3</text:p>
              </table:table-cell>
              <table:table-cell office:value-type="float" office:value="0">
                <text:p>0</text:p>
              </table:table-cell>
              <table:table-cell office:value-type="float" office:value="455.2">
                <text:p>455.2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0">
                <text:p>0</text:p>
              </table:table-cell>
              <table:table-cell office:value-type="float" office:value="173.5">
                <text:p>173.5</text:p>
              </table:table-cell>
              <table:table-cell office:value-type="float" office:value="0">
                <text:p>0</text:p>
              </table:table-cell>
              <table:table-cell office:value-type="float" office:value="309.1">
                <text:p>309.1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0">
                <text:p>0</text:p>
              </table:table-cell>
              <table:table-cell office:value-type="float" office:value="164.9">
                <text:p>164.9</text:p>
              </table:table-cell>
              <table:table-cell office:value-type="float" office:value="0">
                <text:p>0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264.2">
                <text:p>264.2</text:p>
              </table:table-cell>
              <table:table-cell office:value-type="float" office:value="0">
                <text:p>0</text:p>
              </table:table-cell>
              <table:table-cell office:value-type="float" office:value="471.2">
                <text:p>471.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2/9/2011</text:p>
        </chart:title>
        <chart:legend chart:legend-position="end" svg:x="32.68cm" svg:y="5.833cm" chart:style-name="ch3"/>
        <chart:plot-area chart:style-name="ch4" table:cell-range-address="PROC.A1:PROC.C7" chart:data-source-has-labels="both" svg:x="0.713cm" svg:y="1.281cm" svg:width="31.25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7" chart:label-cell-address="PROC.B1:PROC.B1" chart:class="chart:line">
            <chart:data-point chart:repeated="6"/>
          </chart:series>
          <chart:series chart:style-name="ch9" chart:values-cell-range-address="PROC.C2:PROC.C7" chart:label-cell-address="PROC.C1:PROC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7:44:25</text:p>
              </table:table-cell>
              <table:table-cell office:value-type="float" office:value="1">
                <text:p text:id="PROC.B2:PROC.B7">1</text:p>
              </table:table-cell>
              <table:table-cell office:value-type="float" office:value="-1">
                <text:p text:id="PROC.C2:PROC.C7">-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90_Threads  12/9/2011</text:p>
        </chart:title>
        <chart:legend chart:legend-position="end" svg:x="32.76cm" svg:y="5.832cm" chart:style-name="ch3"/>
        <chart:plot-area chart:style-name="ch4" table:cell-range-address="PROC.A2:PROC.A7 PROC.D2:PROC.E7" chart:data-source-has-labels="column" svg:x="0.713cm" svg:y="1.281cm" svg:width="31.335cm" svg:height="11.041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7" chart:class="chart:line">
            <chart:data-point chart:repeated="6"/>
          </chart:series>
          <chart:series chart:style-name="ch9" chart:values-cell-range-address="PROC.E2:PROC.E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7:44:25</text:p>
              </table:table-cell>
              <table:table-cell office:value-type="float" office:value="0">
                <text:p text:id="PROC.D2:PROC.D7">0</text:p>
              </table:table-cell>
              <table:table-cell office:value-type="float" office:value="-1">
                <text:p text:id="PROC.E2:PROC.E7">-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1631.8">
                <text:p>1631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1744.2">
                <text:p>1744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1539.7">
                <text:p>1539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1636.4">
                <text:p>163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2035.7">
                <text:p>2035.7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90_Threads  12/9/2011</text:p>
        </chart:title>
        <chart:legend chart:legend-position="end" svg:x="32.76cm" svg:y="5.833cm" chart:style-name="ch3"/>
        <chart:plot-area chart:style-name="ch4" table:cell-range-address="PROC.A2:PROC.A7 PROC.H2:PROC.I7" chart:data-source-has-labels="column" svg:x="0.713cm" svg:y="1.281cm" svg:width="31.335cm" svg:height="11.044cm">
          <chart:axis chart:dimension="x" chart:name="primary-x" chart:style-name="ch5">
            <chart:categories table:cell-range-address="PROC.A2:PROC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7" chart:class="chart:line">
            <chart:data-point chart:repeated="6"/>
          </chart:series>
          <chart:series chart:style-name="ch9" chart:values-cell-range-address="PROC.I2:PROC.I7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7">17:44:25</text:p>
              </table:table-cell>
              <table:table-cell office:value-type="float" office:value="0">
                <text:p text:id="PROC.H2:PROC.H7">0</text:p>
              </table:table-cell>
              <table:table-cell office:value-type="float" office:value="-1">
                <text:p text:id="PROC.I2:PROC.I7">-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14.3">
                <text:p>14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10.9">
                <text:p>1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.8">
                <text:p>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6.9">
                <text:p>6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14.2">
                <text:p>14.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12/9/2011</text:p>
        </chart:title>
        <chart:legend chart:legend-position="end" svg:x="32.998cm" svg:y="5.833cm" chart:style-name="ch3"/>
        <chart:plot-area chart:style-name="ch4" table:cell-range-address="VM.A2:VM.A7 VM.H1:VM.I7" chart:data-source-has-labels="both" svg:x="0.713cm" svg:y="1.281cm" svg:width="31.573cm" svg:height="11.044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H2:VM.H7" chart:label-cell-address="VM.H1:VM.H1" chart:class="chart:area">
            <chart:data-point chart:repeated="6"/>
          </chart:series>
          <chart:series chart:style-name="ch8" chart:values-cell-range-address="VM.I2:VM.I7" chart:label-cell-address="VM.I1:VM.I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7:44:25</text:p>
              </table:table-cell>
              <table:table-cell office:value-type="float" office:value="-1">
                <text:p text:id="VM.H2:VM.H7">-1</text:p>
              </table:table-cell>
              <table:table-cell office:value-type="float" office:value="-1">
                <text:p text:id="VM.I2:VM.I7">-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12/9/2011</text:p>
        </chart:title>
        <chart:legend chart:legend-position="end" svg:x="32.918cm" svg:y="5.832cm" chart:style-name="ch3"/>
        <chart:plot-area chart:style-name="ch4" table:cell-range-address="VM.A2:VM.A7 VM.J1:VM.K7" chart:data-source-has-labels="both" svg:x="0.713cm" svg:y="1.281cm" svg:width="31.493cm" svg:height="11.041cm">
          <chart:axis chart:dimension="x" chart:name="primary-x" chart:style-name="ch5">
            <chart:categories table:cell-range-address="VM.A2:VM.A7"/>
          </chart:axis>
          <chart:axis chart:dimension="y" chart:name="primary-y" chart:style-name="ch6"/>
          <chart:series chart:style-name="ch7" chart:values-cell-range-address="VM.J2:VM.J7" chart:label-cell-address="VM.J1:VM.J1" chart:class="chart:area">
            <chart:data-point chart:repeated="6"/>
          </chart:series>
          <chart:series chart:style-name="ch8" chart:values-cell-range-address="VM.K2:VM.K7" chart:label-cell-address="VM.K1:VM.K1" chart:class="chart:area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7">17:44:25</text:p>
              </table:table-cell>
              <table:table-cell office:value-type="float" office:value="-1">
                <text:p text:id="VM.J2:VM.J7">-1</text:p>
              </table:table-cell>
              <table:table-cell office:value-type="float" office:value="-1">
                <text:p text:id="VM.K2:VM.K7">-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7 CPU_ALL.G1:CPU_ALL.G7" chart:data-source-has-labels="both" svg:x="0.713cm" svg:y="0.256cm" svg:width="31.996cm" svg:height="12.066cm">
          <chart:axis chart:dimension="x" chart:name="primary-x" chart:style-name="ch4">
            <chart:categories table:cell-range-address="CPU_ALL.A2:CPU_ALL.A7"/>
          </chart:axis>
          <chart:axis chart:dimension="y" chart:name="primary-y" chart:style-name="ch5"/>
          <chart:series chart:style-name="ch6" chart:values-cell-range-address="CPU_ALL.G2:CPU_ALL.G7" chart:label-cell-address="CPU_ALL.G1:CPU_ALL.G1" chart:class="chart:area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7">17:44:25</text:p>
              </table:table-cell>
              <table:table-cell office:value-type="float" office:value="4">
                <text:p text:id="CPU_ALL.G2:CPU_ALL.G7">4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90_Threads  12/9/2011</text:p>
        </chart:title>
        <chart:legend chart:legend-position="end" svg:x="33.209cm" svg:y="5.599cm" chart:style-name="ch3"/>
        <chart:plot-area chart:style-name="ch4" table:cell-range-address="CPU01.A1:CPU01.D7" chart:data-source-has-labels="both" svg:x="0.713cm" svg:y="1.281cm" svg:width="31.784cm" svg:height="11.044cm">
          <chart:axis chart:dimension="x" chart:name="primary-x" chart:style-name="ch5">
            <chart:categories table:cell-range-address="CPU01.A2:CPU01.A7"/>
          </chart:axis>
          <chart:axis chart:dimension="y" chart:name="primary-y" chart:style-name="ch6"/>
          <chart:series chart:style-name="ch7" chart:values-cell-range-address="CPU01.B2:CPU01.B7" chart:label-cell-address="CPU01.B1:CPU01.B1" chart:class="chart:area">
            <chart:data-point chart:repeated="6"/>
          </chart:series>
          <chart:series chart:style-name="ch8" chart:values-cell-range-address="CPU01.C2:CPU01.C7" chart:label-cell-address="CPU01.C1:CPU01.C1" chart:class="chart:area">
            <chart:data-point chart:repeated="6"/>
          </chart:series>
          <chart:series chart:style-name="ch9" chart:values-cell-range-address="CPU01.D2:CPU01.D7" chart:label-cell-address="CPU01.D1:CPU01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7">17:44:25</text:p>
              </table:table-cell>
              <table:table-cell office:value-type="float" office:value="0.6">
                <text:p text:id="CPU01.B2:CPU01.B7">0.6</text:p>
              </table:table-cell>
              <table:table-cell office:value-type="float" office:value="0.1">
                <text:p text:id="CPU01.C2:CPU01.C7">0.1</text:p>
              </table:table-cell>
              <table:table-cell office:value-type="float" office:value="0.1">
                <text:p text:id="CPU01.D2:CPU01.D7">0.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18.6">
                <text:p>18.6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1.5">
                <text:p>21.5</text:p>
              </table:table-cell>
              <table:table-cell office:value-type="float" office:value="3.6">
                <text:p>3.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7.5">
                <text:p>27.5</text:p>
              </table:table-cell>
              <table:table-cell office:value-type="float" office:value="3.7">
                <text:p>3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23.9">
                <text:p>23.9</text:p>
              </table:table-cell>
              <table:table-cell office:value-type="float" office:value="4.3">
                <text:p>4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42.3">
                <text:p>42.3</text:p>
              </table:table-cell>
              <table:table-cell office:value-type="float" office:value="5.9">
                <text:p>5.9</text:p>
              </table:table-cell>
              <table:table-cell office:value-type="float" office:value="5.1">
                <text:p>5.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90_Threads  12/9/2011</text:p>
        </chart:title>
        <chart:legend chart:legend-position="end" svg:x="33.209cm" svg:y="5.599cm" chart:style-name="ch3"/>
        <chart:plot-area chart:style-name="ch4" table:cell-range-address="CPU02.A1:CPU02.D7" chart:data-source-has-labels="both" svg:x="0.713cm" svg:y="1.281cm" svg:width="31.784cm" svg:height="11.044cm">
          <chart:axis chart:dimension="x" chart:name="primary-x" chart:style-name="ch5">
            <chart:categories table:cell-range-address="CPU02.A2:CPU02.A7"/>
          </chart:axis>
          <chart:axis chart:dimension="y" chart:name="primary-y" chart:style-name="ch6"/>
          <chart:series chart:style-name="ch7" chart:values-cell-range-address="CPU02.B2:CPU02.B7" chart:label-cell-address="CPU02.B1:CPU02.B1" chart:class="chart:area">
            <chart:data-point chart:repeated="6"/>
          </chart:series>
          <chart:series chart:style-name="ch8" chart:values-cell-range-address="CPU02.C2:CPU02.C7" chart:label-cell-address="CPU02.C1:CPU02.C1" chart:class="chart:area">
            <chart:data-point chart:repeated="6"/>
          </chart:series>
          <chart:series chart:style-name="ch9" chart:values-cell-range-address="CPU02.D2:CPU02.D7" chart:label-cell-address="CPU02.D1:CPU02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7">17:44:25</text:p>
              </table:table-cell>
              <table:table-cell office:value-type="float" office:value="0.5">
                <text:p text:id="CPU02.B2:CPU02.B7">0.5</text:p>
              </table:table-cell>
              <table:table-cell office:value-type="float" office:value="0.1">
                <text:p text:id="CPU02.C2:CPU02.C7">0.1</text:p>
              </table:table-cell>
              <table:table-cell office:value-type="float" office:value="0.1">
                <text:p text:id="CPU02.D2:CPU02.D7">0.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0.9">
                <text:p>20.9</text:p>
              </table:table-cell>
              <table:table-cell office:value-type="float" office:value="3.9">
                <text:p>3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8.4">
                <text:p>28.4</text:p>
              </table:table-cell>
              <table:table-cell office:value-type="float" office:value="3.6">
                <text:p>3.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9.2">
                <text:p>29.2</text:p>
              </table:table-cell>
              <table:table-cell office:value-type="float" office:value="4.9">
                <text:p>4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4.5">
                <text:p>34.5</text:p>
              </table:table-cell>
              <table:table-cell office:value-type="float" office:value="4.7">
                <text:p>4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44.1">
                <text:p>44.1</text:p>
              </table:table-cell>
              <table:table-cell office:value-type="float" office:value="6.1">
                <text:p>6.1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90_Threads  12/9/2011</text:p>
        </chart:title>
        <chart:legend chart:legend-position="end" svg:x="33.209cm" svg:y="5.599cm" chart:style-name="ch3"/>
        <chart:plot-area chart:style-name="ch4" table:cell-range-address="CPU03.A1:CPU03.D7" chart:data-source-has-labels="both" svg:x="0.713cm" svg:y="1.281cm" svg:width="31.784cm" svg:height="11.044cm">
          <chart:axis chart:dimension="x" chart:name="primary-x" chart:style-name="ch5">
            <chart:categories table:cell-range-address="CPU03.A2:CPU03.A7"/>
          </chart:axis>
          <chart:axis chart:dimension="y" chart:name="primary-y" chart:style-name="ch6"/>
          <chart:series chart:style-name="ch7" chart:values-cell-range-address="CPU03.B2:CPU03.B7" chart:label-cell-address="CPU03.B1:CPU03.B1" chart:class="chart:area">
            <chart:data-point chart:repeated="6"/>
          </chart:series>
          <chart:series chart:style-name="ch8" chart:values-cell-range-address="CPU03.C2:CPU03.C7" chart:label-cell-address="CPU03.C1:CPU03.C1" chart:class="chart:area">
            <chart:data-point chart:repeated="6"/>
          </chart:series>
          <chart:series chart:style-name="ch9" chart:values-cell-range-address="CPU03.D2:CPU03.D7" chart:label-cell-address="CPU03.D1:CPU03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7">17:44:25</text:p>
              </table:table-cell>
              <table:table-cell office:value-type="float" office:value="0.5">
                <text:p text:id="CPU03.B2:CPU03.B7">0.5</text:p>
              </table:table-cell>
              <table:table-cell office:value-type="float" office:value="0.1">
                <text:p text:id="CPU03.C2:CPU03.C7">0.1</text:p>
              </table:table-cell>
              <table:table-cell office:value-type="float" office:value="0.1">
                <text:p text:id="CPU03.D2:CPU03.D7">0.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4.6">
                <text:p>24.6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2.3">
                <text:p>22.3</text:p>
              </table:table-cell>
              <table:table-cell office:value-type="float" office:value="3.3">
                <text:p>3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29.7">
                <text:p>29.7</text:p>
              </table:table-cell>
              <table:table-cell office:value-type="float" office:value="4.6">
                <text:p>4.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6.4">
                <text:p>36.4</text:p>
              </table:table-cell>
              <table:table-cell office:value-type="float" office:value="4.5">
                <text:p>4.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50.6">
                <text:p>50.6</text:p>
              </table:table-cell>
              <table:table-cell office:value-type="float" office:value="6.2">
                <text:p>6.2</text:p>
              </table:table-cell>
              <table:table-cell office:value-type="float" office:value="7.1">
                <text:p>7.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90_Threads  12/9/2011</text:p>
        </chart:title>
        <chart:legend chart:legend-position="end" svg:x="33.209cm" svg:y="5.599cm" chart:style-name="ch3"/>
        <chart:plot-area chart:style-name="ch4" table:cell-range-address="CPU04.A1:CPU04.D7" chart:data-source-has-labels="both" svg:x="0.713cm" svg:y="1.281cm" svg:width="31.784cm" svg:height="11.044cm">
          <chart:axis chart:dimension="x" chart:name="primary-x" chart:style-name="ch5">
            <chart:categories table:cell-range-address="CPU04.A2:CPU04.A7"/>
          </chart:axis>
          <chart:axis chart:dimension="y" chart:name="primary-y" chart:style-name="ch6"/>
          <chart:series chart:style-name="ch7" chart:values-cell-range-address="CPU04.B2:CPU04.B7" chart:label-cell-address="CPU04.B1:CPU04.B1" chart:class="chart:area">
            <chart:data-point chart:repeated="6"/>
          </chart:series>
          <chart:series chart:style-name="ch8" chart:values-cell-range-address="CPU04.C2:CPU04.C7" chart:label-cell-address="CPU04.C1:CPU04.C1" chart:class="chart:area">
            <chart:data-point chart:repeated="6"/>
          </chart:series>
          <chart:series chart:style-name="ch9" chart:values-cell-range-address="CPU04.D2:CPU04.D7" chart:label-cell-address="CPU04.D1:CPU04.D1" chart:class="chart:area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7">17:44:25</text:p>
              </table:table-cell>
              <table:table-cell office:value-type="float" office:value="0.5">
                <text:p text:id="CPU04.B2:CPU04.B7">0.5</text:p>
              </table:table-cell>
              <table:table-cell office:value-type="float" office:value="0.1">
                <text:p text:id="CPU04.C2:CPU04.C7">0.1</text:p>
              </table:table-cell>
              <table:table-cell office:value-type="float" office:value="0.1">
                <text:p text:id="CPU04.D2:CPU04.D7">0.1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1.5">
                <text:p>21.5</text:p>
              </table:table-cell>
              <table:table-cell office:value-type="float" office:value="2.9">
                <text:p>2.9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20.8">
                <text:p>20.8</text:p>
              </table:table-cell>
              <table:table-cell office:value-type="float" office:value="6.9">
                <text:p>6.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33">
                <text:p>33</text:p>
              </table:table-cell>
              <table:table-cell office:value-type="float" office:value="7.2">
                <text:p>7.2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39.3">
                <text:p>39.3</text:p>
              </table:table-cell>
              <table:table-cell office:value-type="float" office:value="8.6">
                <text:p>8.6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43.2">
                <text:p>43.2</text:p>
              </table:table-cell>
              <table:table-cell office:value-type="float" office:value="10">
                <text:p>10</text:p>
              </table:table-cell>
              <table:table-cell office:value-type="float" office:value="27.7">
                <text:p>27.7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12/9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22.4">
                <text:p text:id="CPU_SUMM.B2:CPU_SUMM.B5">22.4</text:p>
              </table:table-cell>
              <table:table-cell office:value-type="float" office:value="3.41666666666667">
                <text:p text:id="CPU_SUMM.C2:CPU_SUMM.C5">3.41666666666667</text:p>
              </table:table-cell>
              <table:table-cell office:value-type="float" office:value="3.26666666666667">
                <text:p text:id="CPU_SUMM.D2:CPU_SUMM.D5">3.26666666666667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3.88333333333333">
                <text:p>3.88333333333333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27.35">
                <text:p>27.35</text:p>
              </table:table-cell>
              <table:table-cell office:value-type="float" office:value="3.61666666666667">
                <text:p>3.6166666666666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26.3833333333333">
                <text:p>26.3833333333333</text:p>
              </table:table-cell>
              <table:table-cell office:value-type="float" office:value="5.95">
                <text:p>5.95</text:p>
              </table:table-cell>
              <table:table-cell office:value-type="float" office:value="29.2">
                <text:p>29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90_Threads - 12/9/2011</text:p>
        </chart:title>
        <chart:legend chart:legend-position="end" svg:x="31.793cm" svg:y="5.599cm" chart:style-name="ch3"/>
        <chart:plot-area chart:style-name="ch4" table:cell-range-address="DISK_SUMM.A2:DISK_SUMM.D7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7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7" chart:label-cell-address="DISK_SUMM.B1:DISK_SUMM.B1" chart:class="chart:area">
            <chart:data-point chart:repeated="6"/>
          </chart:series>
          <chart:series chart:attached-axis="primary-y" chart:style-name="ch11" chart:values-cell-range-address="DISK_SUMM.C2:DISK_SUMM.C7" chart:label-cell-address="DISK_SUMM.C1:DISK_SUMM.C1" chart:class="chart:area">
            <chart:data-point chart:repeated="6"/>
          </chart:series>
          <chart:series chart:attached-axis="secondary-y" chart:style-name="ch12" chart:values-cell-range-address="DISK_SUMM.D2:DISK_SUMM.D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7">17:44:25</text:p>
              </table:table-cell>
              <table:table-cell office:value-type="float" office:value="77.8">
                <text:p text:id="DISK_SUMM.B2:DISK_SUMM.B7">77.8</text:p>
              </table:table-cell>
              <table:table-cell office:value-type="float" office:value="0">
                <text:p text:id="DISK_SUMM.C2:DISK_SUMM.C7">0</text:p>
              </table:table-cell>
              <table:table-cell office:value-type="float" office:value="6.4">
                <text:p text:id="DISK_SUMM.D2:DISK_SUMM.D7">6.4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2.6">
                <text:p>2.6</text:p>
              </table:table-cell>
              <table:table-cell office:value-type="float" office:value="1773.6">
                <text:p>1773.6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0.2">
                <text:p>0.2</text:p>
              </table:table-cell>
              <table:table-cell office:value-type="float" office:value="6622.8">
                <text:p>6622.8</text:p>
              </table:table-cell>
              <table:table-cell office:value-type="float" office:value="384.7">
                <text:p>384.7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1.8">
                <text:p>1.8</text:p>
              </table:table-cell>
              <table:table-cell office:value-type="float" office:value="4188.4">
                <text:p>4188.4</text:p>
              </table:table-cell>
              <table:table-cell office:value-type="float" office:value="375.4">
                <text:p>375.4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1.8">
                <text:p>1.8</text:p>
              </table:table-cell>
              <table:table-cell office:value-type="float" office:value="4839.8">
                <text:p>4839.8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4046">
                <text:p>4046</text:p>
              </table:table-cell>
              <table:table-cell office:value-type="float" office:value="381.6">
                <text:p>38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90_Threads  12/9/2011</text:p>
        </chart:title>
        <chart:legend chart:legend-position="end" svg:x="33.168cm" svg:y="5.598cm" chart:style-name="ch3"/>
        <chart:plot-area chart:style-name="ch4" table:cell-range-address="DISK_SUMM.B1:DISK_SUMM.D1 DISK_SUMM.A9:DISK_SUMM.D11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9:DISK_SUMM.D9" chart:label-cell-address="DISK_SUMM.A9:DISK_SUMM.A9" chart:class="chart:bar">
            <chart:data-point chart:repeated="3"/>
          </chart:series>
          <chart:series chart:style-name="ch9" chart:values-cell-range-address="DISK_SUMM.B10:DISK_SUMM.D10" chart:label-cell-address="DISK_SUMM.A10:DISK_SUMM.A10" chart:class="chart:bar">
            <chart:data-point chart:repeated="3"/>
          </chart:series>
          <chart:series chart:style-name="ch10" chart:values-cell-range-address="DISK_SUMM.B11:DISK_SUMM.D11" chart:label-cell-address="DISK_SUMM.A11:DISK_SUMM.A1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9:DISK_SUMM.A9">Avg.</text:p>
              </table:table-cell>
              <table:table-cell office:value-type="float" office:value="14.0333333333333">
                <text:p text:id="DISK_SUMM.B9:DISK_SUMM.D9">14.0333333333333</text:p>
              </table:table-cell>
              <table:table-cell office:value-type="float" office:value="3578.43333333333">
                <text:p>3578.43333333333</text:p>
              </table:table-cell>
              <table:table-cell office:value-type="float" office:value="287.466666666667">
                <text:p>287.466666666667</text:p>
              </table:table-cell>
            </table:table-row>
            <table:table-row>
              <table:table-cell office:value-type="string">
                <text:p text:id="DISK_SUMM.A10:DISK_SUMM.A10">WAvg.</text:p>
              </table:table-cell>
              <table:table-cell office:value-type="float" office:value="58.010847189232">
                <text:p text:id="DISK_SUMM.B10:DISK_SUMM.D10">58.010847189232</text:p>
              </table:table-cell>
              <table:table-cell office:value-type="float" office:value="1281.4034388109">
                <text:p>1281.4034388109</text:p>
              </table:table-cell>
              <table:table-cell office:value-type="float" office:value="69.2328579158936">
                <text:p>69.2328579158936</text:p>
              </table:table-cell>
            </table:table-row>
            <table:table-row>
              <table:table-cell office:value-type="string">
                <text:p text:id="DISK_SUMM.A11:DISK_SUMM.A11">Max.</text:p>
              </table:table-cell>
              <table:table-cell office:value-type="float" office:value="5.75581947743468">
                <text:p text:id="DISK_SUMM.B11:DISK_SUMM.D11">5.75581947743468</text:p>
              </table:table-cell>
              <table:table-cell office:value-type="float" office:value="1762.96322785577">
                <text:p>1762.96322785577</text:p>
              </table:table-cell>
              <table:table-cell office:value-type="float" office:value="28.0004754174397">
                <text:p>28.00047541743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9.832cm" svg:y="0.256cm" chart:style-name="ch2">
          <text:p>Disk Block Size JMeter_Test_90_Threads (Kbytes)  12/9/2011</text:p>
        </chart:title>
        <chart:legend chart:legend-position="end" svg:x="33.065cm" svg:y="5.599cm" chart:style-name="ch3"/>
        <chart:plot-area chart:style-name="ch4" table:cell-range-address="DISKBSIZE.B1:DISKBSIZE.E1 DISKBSIZE.B9:DISKBSIZE.E11" chart:data-source-has-labels="row" svg:x="0.712cm" svg:y="1.281cm" svg:width="31.642cm" svg:height="11.044cm">
          <chart:axis chart:dimension="x" chart:name="primary-x" chart:style-name="ch5">
            <chart:categories table:cell-range-address="DISKBSIZE.B1:DISKBSIZ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9:DISKBSIZE.E9" chart:class="chart:bar">
            <chart:data-point chart:repeated="4"/>
          </chart:series>
          <chart:series chart:style-name="ch9" chart:values-cell-range-address="DISKBSIZE.B10:DISKBSIZE.E10" chart:class="chart:bar">
            <chart:data-point chart:repeated="4"/>
          </chart:series>
          <chart:series chart:style-name="ch10" chart:values-cell-range-address="DISKBSIZE.B11:DISKBSIZE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E1">sda5</text:p>
              </table:table-cell>
              <table:table-cell office:value-type="string">
                <text:p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45.4166666666667">
                <text:p text:id="DISKBSIZE.B9:DISKBSIZE.E9">45.4166666666667</text:p>
              </table:table-cell>
              <table:table-cell office:value-type="float" office:value="12.1166666666667">
                <text:p>12.1166666666667</text:p>
              </table:table-cell>
              <table:table-cell office:value-type="float" office:value="12.0666666666667">
                <text:p>12.0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25.8042140672783">
                <text:p text:id="DISKBSIZE.B10:DISKBSIZE.E10">25.8042140672783</text:p>
              </table:table-cell>
              <table:table-cell office:value-type="float" office:value="0.570128381476389">
                <text:p>0.570128381476389</text:p>
              </table:table-cell>
              <table:table-cell office:value-type="float" office:value="0.57062615101289">
                <text:p>0.5706261510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17.579119266055">
                <text:p text:id="DISKBSIZE.B11:DISKBSIZE.E11">17.579119266055</text:p>
              </table:table-cell>
              <table:table-cell office:value-type="float" office:value="4.51320495185695">
                <text:p>4.51320495185695</text:p>
              </table:table-cell>
              <table:table-cell office:value-type="float" office:value="4.46270718232044">
                <text:p>4.462707182320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47cm" svg:height="12.834cm" xlink:href=".." chart:class="chart:line" chart:style-name="ch1">
        <chart:title svg:x="9.832cm" svg:y="0.256cm" chart:style-name="ch2">
          <text:p>Disk Block Size JMeter_Test_90_Threads (Kbytes)  12/9/2011</text:p>
        </chart:title>
        <chart:legend chart:legend-position="end" svg:x="33.409cm" svg:y="5.364cm" chart:style-name="ch3"/>
        <chart:plot-area chart:style-name="ch4" table:cell-range-address="DISKBSIZE.A1:DISKBSIZE.E7" chart:data-source-has-labels="both" svg:x="0.712cm" svg:y="1.281cm" svg:width="31.986cm" svg:height="11.041cm">
          <chart:axis chart:dimension="x" chart:name="primary-x" chart:style-name="ch5">
            <chart:categories table:cell-range-address="DISKBSIZE.A2:DISKBSIZE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7" chart:label-cell-address="DISKBSIZE.B1:DISKBSIZE.B1" chart:class="chart:line">
            <chart:data-point chart:repeated="6"/>
          </chart:series>
          <chart:series chart:style-name="ch9" chart:values-cell-range-address="DISKBSIZE.C2:DISKBSIZE.C7" chart:label-cell-address="DISKBSIZE.C1:DISKBSIZE.C1" chart:class="chart:line">
            <chart:data-point chart:repeated="6"/>
          </chart:series>
          <chart:series chart:style-name="ch10" chart:values-cell-range-address="DISKBSIZE.D2:DISKBSIZE.D7" chart:label-cell-address="DISKBSIZE.D1:DISKBSIZE.D1" chart:class="chart:line">
            <chart:data-point chart:repeated="6"/>
          </chart:series>
          <chart:series chart:style-name="ch11" chart:values-cell-range-address="DISKBSIZE.E2:DISKBSIZE.E7" chart:label-cell-address="DISKBSIZE.E1:DISKBSIZE.E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5</text:p>
              </table:table-cell>
              <table:table-cell office:value-type="string">
                <text:p text:id="DISKBSIZE.C1:DISKBSIZE.C1">sda</text:p>
              </table:table-cell>
              <table:table-cell office:value-type="string">
                <text:p text:id="DISKBSIZE.D1:DISKBSIZE.D1">sda1</text:p>
              </table:table-cell>
              <table:table-cell office:value-type="string">
                <text:p text:id="DISKBSIZE.E1:DISKBSIZE.E1">sda2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7">17:44:25</text:p>
              </table:table-cell>
              <table:table-cell office:value-type="float" office:value="0">
                <text:p text:id="DISKBSIZE.B2:DISKBSIZE.B7">0</text:p>
              </table:table-cell>
              <table:table-cell office:value-type="float" office:value="12">
                <text:p text:id="DISKBSIZE.C2:DISKBSIZE.C7">12</text:p>
              </table:table-cell>
              <table:table-cell office:value-type="float" office:value="12">
                <text:p text:id="DISKBSIZE.D2:DISKBSIZE.D7">12</text:p>
              </table:table-cell>
              <table:table-cell office:value-type="float" office:value="0">
                <text:p text:id="DISKBSIZE.E2:DISKBSIZE.E7">0</text:p>
              </table:table-cell>
            </table:table-row>
            <table:table-row>
              <table:table-cell office:value-type="string">
                <text:p>17:44:55</text:p>
              </table:table-cell>
              <table:table-cell office:value-type="float" office:value="88.8">
                <text:p>88.8</text:p>
              </table:table-cell>
              <table:table-cell office:value-type="float" office:value="8.7">
                <text:p>8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25</text:p>
              </table:table-cell>
              <table:table-cell office:value-type="float" office:value="71.3">
                <text:p>71.3</text:p>
              </table:table-cell>
              <table:table-cell office:value-type="float" office:value="17.2">
                <text:p>17.2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5:55</text:p>
              </table:table-cell>
              <table:table-cell office:value-type="float" office:value="48.4">
                <text:p>48.4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25</text:p>
              </table:table-cell>
              <table:table-cell office:value-type="float" office:value="64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:46:55</text:p>
              </table:table-cell>
              <table:table-cell office:value-type="float" office:value="0">
                <text:p>0</text:p>
              </table:table-cell>
              <table:table-cell office:value-type="float" office:value="10.6">
                <text:p>10.6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47cm" svg:height="12.837cm" xlink:href=".." chart:class="chart:bar" chart:style-name="ch1">
        <chart:title svg:x="11.407cm" svg:y="0.256cm" chart:style-name="ch2">
          <text:p>Disk %Busy JMeter_Test_90_Threads  12/9/2011</text:p>
        </chart:title>
        <chart:legend chart:legend-position="end" svg:x="33.065cm" svg:y="5.599cm" chart:style-name="ch3"/>
        <chart:plot-area chart:style-name="ch4" table:cell-range-address="DISKBUSY.B1:DISKBUSY.E1 DISKBUSY.B9:DISKBUSY.E11" chart:data-source-has-labels="row" svg:x="0.712cm" svg:y="1.281cm" svg:width="31.642cm" svg:height="11.044cm">
          <chart:axis chart:dimension="x" chart:name="primary-x" chart:style-name="ch5">
            <chart:categories table:cell-range-address="DISKBUSY.B1:DISKBUSY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9:DISKBUSY.E9" chart:class="chart:bar">
            <chart:data-point chart:repeated="4"/>
          </chart:series>
          <chart:series chart:style-name="ch9" chart:values-cell-range-address="DISKBUSY.B10:DISKBUSY.E10" chart:class="chart:bar">
            <chart:data-point chart:repeated="4"/>
          </chart:series>
          <chart:series chart:style-name="ch10" chart:values-cell-range-address="DISKBUSY.B11:DISKBUSY.E1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E1">sda</text:p>
              </table:table-cell>
              <table:table-cell office:value-type="string">
                <text:p>sda1</text:p>
              </table:table-cell>
              <table:table-cell office:value-type="string">
                <text:p>sda5</text:p>
              </table:table-cell>
              <table:table-cell office:value-type="string">
                <text:p>sda2</text:p>
              </table:table-cell>
            </table:table-row>
          </table:table-header-rows>
          <table:table-rows>
            <table:table-row>
              <table:table-cell office:value-type="string">
                <text:p text:id="">Row 9</text:p>
              </table:table-cell>
              <table:table-cell office:value-type="float" office:value="52.65">
                <text:p text:id="DISKBUSY.B9:DISKBUSY.E9">52.65</text:p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3.2319563152897">
                <text:p text:id="DISKBUSY.B10:DISKBUSY.E10">13.2319563152897</text:p>
              </table:table-cell>
              <table:table-cell office:value-type="float" office:value="13.2466191230851">
                <text:p>13.2466191230851</text:p>
              </table:table-cell>
              <table:table-cell office:value-type="float" office:value="0.262121212121212">
                <text:p>0.26212121212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6.91804368471034">
                <text:p text:id="DISKBUSY.B11:DISKBUSY.E11">6.91804368471034</text:p>
              </table:table-cell>
              <table:table-cell office:value-type="float" office:value="6.87004754358161">
                <text:p>6.87004754358161</text:p>
              </table:table-cell>
              <table:table-cell office:value-type="float" office:value="0.154545454545455">
                <text:p>0.15454545454545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